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4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ro3" style:family="table-row">
      <style:table-row-properties style:row-height="1.741cm" fo:break-before="auto" style:use-optimal-row-height="true"/>
    </style:style>
    <style:style style:name="ro4" style:family="table-row">
      <style:table-row-properties style:row-height="1.552cm" fo:break-before="auto" style:use-optimal-row-height="true"/>
    </style:style>
    <style:style style:name="ro5" style:family="table-row">
      <style:table-row-properties style:row-height="1.106cm" fo:break-before="auto" style:use-optimal-row-height="true"/>
    </style:style>
    <style:style style:name="ro6" style:family="table-row">
      <style:table-row-properties style:row-height="0.857cm" fo:break-before="auto" style:use-optimal-row-height="true"/>
    </style:style>
    <style:style style:name="ro7" style:family="table-row">
      <style:table-row-properties style:row-height="1.711cm" fo:break-before="auto" style:use-optimal-row-height="true"/>
    </style:style>
    <style:style style:name="ro8" style:family="table-row">
      <style:table-row-properties style:row-height="2.157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2.009cm" fo:break-before="auto" style:use-optimal-row-height="false"/>
    </style:style>
    <style:style style:name="ro11" style:family="table-row">
      <style:table-row-properties style:row-height="1.819cm" fo:break-before="auto" style:use-optimal-row-height="true"/>
    </style:style>
    <style:style style:name="ro12" style:family="table-row">
      <style:table-row-properties style:row-height="2.297cm" fo:break-before="auto" style:use-optimal-row-height="true"/>
    </style:style>
    <style:style style:name="ro13" style:family="table-row">
      <style:table-row-properties style:row-height="1.33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ce11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cm"/>
      <style:text-properties style:use-window-font-color="true" style:font-name="DejaVu Sans Mono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fo:border-bottom="0.99pt solid #000000" fo:background-color="#666666" style:text-align-source="fix" style:repeat-content="false" fo:border-left="4pt double-thin #000000" style:border-line-width-left="0.018cm 0.106cm 0.018cm" fo:border-right="4pt double-thin #000000" style:border-line-width-right="0.018cm 0.106cm 0.018cm" fo:border-top="4pt double-thin #000000" style:border-line-width-top="0.018cm 0.106cm 0.018cm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able-cell-properties fo:border-bottom="0.99pt solid #000000" fo:background-color="#808080" style:diagonal-bl-tr="none" style:text-align-source="fix" style:repeat-content="false" fo:border-left="4pt double-thin #000000" style:border-line-width-left="0.018cm 0.106cm 0.018cm" fo:padding="0.6cm" fo:border-right="0.99pt solid #000000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-bottom="0.99pt solid #000000" fo:background-color="#999999" style:text-align-source="fix" style:repeat-content="false" fo:border-left="4pt double-thin #000000" style:border-line-width-left="0.018cm 0.106cm 0.018cm" fo:border-right="0.99pt solid #000000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7" style:family="table-cell" style:parent-style-name="Default">
      <style:table-cell-properties fo:border-bottom="0.99pt solid #000000" fo:background-color="#729fcf" style:text-align-source="fix" style:repeat-content="false" fo:wrap-option="wrap" fo:border-left="4pt double-thin #000000" style:border-line-width-left="0.018cm 0.106cm 0.018cm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8pt" fo:font-style="italic" style:font-size-asian="18pt" style:font-style-asian="italic" style:font-size-complex="18pt" style:font-style-complex="italic"/>
    </style:style>
    <style:style style:name="ce8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0.99pt solid #000000" fo:background-color="#2a6099" style:text-align-source="fix" style:repeat-content="false" fo:wrap-option="wrap" fo:border-left="4pt double-thin #000000" style:border-line-width-left="0.018cm 0.106cm 0.018cm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8pt" fo:font-style="italic" style:font-size-asian="18pt" style:font-style-asian="italic" style:font-size-complex="18pt" style:font-style-complex="italic"/>
    </style:style>
    <style:style style:name="ce10" style:family="table-cell" style:parent-style-name="Default">
      <style:table-cell-properties fo:border-bottom="4pt double-thin #000000" style:border-line-width-bottom="0.018cm 0.106cm 0.018cm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cm"/>
      <style:text-properties fo:color="#ea7500" style:font-name="DejaVu Sans Mono" fo:font-size="18pt" fo:font-weight="bold" style:font-size-asian="18pt" style:font-weight-asian="bold" style:font-size-complex="18pt" style:font-weight-complex="bold"/>
    </style:style>
    <style:style style:name="ce12" style:family="table-cell" style:parent-style-name="Default">
      <style:table-cell-properties fo:border-bottom="2.01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14" style:family="table-cell" style:parent-style-name="Default">
      <style:table-cell-properties fo:border-bottom="0.99pt solid #000000" fo:border-left="0.99pt solid #000000" fo:border-right="0.99pt solid #000000" fo:border-top="4pt double-thin #000000" style:border-line-width-top="0.018cm 0.106cm 0.018cm"/>
    </style:style>
    <style:style style:name="ce15" style:family="table-cell" style:parent-style-name="Default">
      <style:table-cell-properties fo:background-color="#808080" style:diagonal-bl-tr="none" style:text-align-source="fix" style:repeat-content="false" fo:border="0.99pt solid #000000" fo:padding="0.6cm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ackground-color="#999999"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48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2.01pt solid #000000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2pt" style:text-underline-style="none" style:font-size-asian="12pt" style:font-size-complex="12pt"/>
    </style:style>
    <style:style style:name="ce22" style:family="table-cell" style:parent-style-name="Default">
      <style:table-cell-properties fo:border-bottom="4pt double-thin #000000" style:border-line-width-bottom="0.018cm 0.106cm 0.018cm" fo:border-left="none" fo:border-right="none" fo:border-top="none"/>
    </style:style>
    <style:style style:name="ce23" style:family="table-cell" style:parent-style-name="Default">
      <style:table-cell-properties fo:border-bottom="0.99pt solid #000000" fo:border-left="0.99pt solid #000000" fo:border-right="4pt double-thin #000000" style:border-line-width-right="0.018cm 0.106cm 0.018cm" fo:border-top="4pt double-thin #000000" style:border-line-width-top="0.018cm 0.106cm 0.018cm"/>
    </style:style>
    <style:style style:name="ce24" style:family="table-cell" style:parent-style-name="Default">
      <style:table-cell-properties fo:border-bottom="0.99pt solid #000000" fo:background-color="#808080" style:diagonal-bl-tr="none" style:text-align-source="fix" style:repeat-content="false" fo:border-left="0.99pt solid #000000" fo:padding="0.6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order-bottom="0.99pt solid #000000" fo:background-color="#999999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6" style:family="table-cell" style:parent-style-name="Default">
      <style:table-cell-properties fo:border-bottom="0.99pt solid #000000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59" style:family="table-cell" style:parent-style-name="Default">
      <style:table-cell-properties fo:border-bottom="0.99pt solid #000000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60" style:family="table-cell" style:parent-style-name="Default">
      <style:table-cell-properties fo:border-bottom="0.99pt solid #000000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2.01pt solid #000000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4pt double-thin #000000" style:border-line-width-bottom="0.018cm 0.106cm 0.018cm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outline="false" style:text-line-through-style="solid" style:text-line-through-type="single" style:font-name="Liberation Sans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gr1" style:family="graphic">
      <style:graphic-properties draw:stroke="none" svg:stroke-color="#000000" draw:fill="none" draw:fill-color="#ffffff" fo:min-height="7.303cm"/>
      <style:paragraph-properties style:writing-mode="lr-tb"/>
      <style:text-properties fo:color="#ce181e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gr2" style:family="graphic">
      <style:graphic-properties draw:stroke="none" svg:stroke-color="#000000" draw:fill="none" draw:fill-color="#ffffff" fo:min-height="7.303cm"/>
      <style:paragraph-properties style:writing-mode="lr-tb"/>
      <style:text-properties fo:color="#00a933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P1" style:family="paragraph">
      <loext:graphic-properties draw:fill="none" draw:fill-color="#ffffff"/>
      <style:text-properties fo:color="#ce181e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P2" style:family="paragraph">
      <loext:graphic-properties draw:fill="none" draw:fill-color="#ffffff"/>
      <style:text-properties fo:color="#00a933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T1" style:family="text">
      <style:text-properties fo:color="#ce181e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T2" style:family="text">
      <style:text-properties fo:color="#00a933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T3" style:family="text">
      <style:text-properties style:text-line-through-type="single"/>
    </style:style>
    <style:style style:name="T4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weight="normal" style:text-underline-style="none" style:text-underline-color="font-color" style:text-line-through-type="singl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size="12pt" fo:font-weight="normal" style:text-underline-style="none" style:text-underline-color="font-color" style:text-line-through-type="singl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DejaVu Sans Mono" fo:font-size="18pt" fo:font-weight="bold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8pt" style:font-size-complex="1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Liberation Sans" fo:font-size="12pt" fo:font-weight="normal" style:text-underline-style="none" style:text-underline-color="font-color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26.391cm" svg:height="7.303cm" svg:x="138.106cm" svg:y="115.478cm">
            <draw:text-box>
              <text:p><text:span text:style-name="T1">En desuso.-</text:span></text:p>
            </draw:text-box>
          </draw:frame>
          <draw:frame draw:z-index="1" draw:style-name="gr1" draw:text-style-name="P1" svg:width="26.391cm" svg:height="7.303cm" svg:x="240.073cm" svg:y="118.546cm">
            <draw:text-box>
              <text:p><text:span text:style-name="T1">En desuso.-</text:span></text:p>
            </draw:text-box>
          </draw:frame>
          <draw:frame draw:z-index="2" draw:style-name="gr1" draw:text-style-name="P1" svg:width="26.391cm" svg:height="7.303cm" svg:x="4.15cm" svg:y="7.206cm">
            <draw:text-box>
              <text:p><text:span text:style-name="T1">En desuso.-</text:span></text:p>
            </draw:text-box>
          </draw:frame>
          <draw:frame draw:z-index="3" draw:style-name="gr2" draw:text-style-name="P2" svg:width="26.391cm" svg:height="7.303cm" svg:x="37.239cm" svg:y="7.303cm">
            <draw:text-box>
              <text:p><text:span text:style-name="T2">Actualizar.-</text:span></text:p>
            </draw:text-box>
          </draw:frame>
          <draw:frame draw:z-index="4" draw:style-name="gr2" draw:text-style-name="P2" svg:width="26.391cm" svg:height="7.303cm" svg:x="340.191cm" svg:y="118.693cm">
            <draw:text-box>
              <text:p><text:span text:style-name="T2">Actualizar.-</text:span></text:p>
            </draw:text-box>
          </draw:frame>
          <draw:frame draw:z-index="5" draw:style-name="gr2" draw:text-style-name="P2" svg:width="26.391cm" svg:height="7.303cm" svg:x="373.38cm" svg:y="118.693cm">
            <draw:text-box>
              <text:p><text:span text:style-name="T2">Actualizar.-</text:span></text:p>
            </draw:text-box>
          </draw:frame>
          <draw:frame draw:z-index="6" draw:style-name="gr2" draw:text-style-name="P2" svg:width="26.391cm" svg:height="7.303cm" svg:x="406.57cm" svg:y="118.693cm">
            <draw:text-box>
              <text:p><text:span text:style-name="T2">Actualizar.-</text:span></text:p>
            </draw:text-box>
          </draw:frame>
          <draw:frame draw:z-index="7" draw:style-name="gr2" draw:text-style-name="P2" svg:width="26.391cm" svg:height="7.303cm" svg:x="439.758cm" svg:y="118.693cm">
            <draw:text-box>
              <text:p><text:span text:style-name="T2">Actualizar.-</text:span></text:p>
            </draw:text-box>
          </draw:frame>
          <draw:frame draw:z-index="8" draw:style-name="gr2" draw:text-style-name="P2" svg:width="26.391cm" svg:height="7.303cm" svg:x="472.948cm" svg:y="118.693cm">
            <draw:text-box>
              <text:p><text:span text:style-name="T2">Actualizar.-</text:span></text:p>
            </draw:text-box>
          </draw:frame>
          <draw:frame draw:z-index="9" draw:style-name="gr2" draw:text-style-name="P2" svg:width="26.391cm" svg:height="7.303cm" svg:x="506.137cm" svg:y="118.693cm">
            <draw:text-box>
              <text:p><text:span text:style-name="T2">Actualizar.-</text:span></text:p>
            </draw:text-box>
          </draw:frame>
        </table:shapes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8"/>
        <table:table-column table:style-name="co1" table:default-cell-style-name="ce59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8"/>
        <table:table-column table:style-name="co1" table:default-cell-style-name="ce59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8"/>
        <table:table-column table:style-name="co1" table:default-cell-style-name="ce59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8"/>
        <table:table-column table:style-name="co1" table:default-cell-style-name="ce59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8"/>
        <table:table-column table:style-name="co1" table:default-cell-style-name="ce59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8"/>
        <table:table-column table:style-name="co1" table:default-cell-style-name="ce59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8"/>
        <table:table-column table:style-name="co1" table:default-cell-style-name="ce59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8"/>
        <table:table-column table:style-name="co1" table:default-cell-style-name="ce59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8"/>
        <table:table-column table:style-name="co1" table:default-cell-style-name="ce59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8"/>
        <table:table-column table:style-name="co1" table:default-cell-style-name="ce59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8"/>
        <table:table-column table:style-name="co1" table:default-cell-style-name="ce59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8"/>
        <table:table-column table:style-name="co1" table:default-cell-style-name="ce59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8"/>
        <table:table-column table:style-name="co1" table:default-cell-style-name="ce59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8"/>
        <table:table-column table:style-name="co1" table:default-cell-style-name="ce59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8"/>
        <table:table-column table:style-name="co1" table:default-cell-style-name="ce59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8"/>
        <table:table-column table:style-name="co1" table:default-cell-style-name="ce59"/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2">
          <table:table-cell/>
          <table:table-cell table:style-name="ce11" office:value-type="string" calcext:value-type="string" table:number-columns-spanned="127" table:number-rows-spanned="1">
            <text:p>Patrón … [Eficiencia (...)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Suspensión (nivel 1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Piloto (nivel 2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spuesta (nivel 3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itmo (nivel 3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Calor (nivel 4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 (Nivel 5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I (Nivel 5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 (Nivel 6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I (Nivel 6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 (Nivel 7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I (Nivel 7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 (Nivel 8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I (Nivel 8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 (Nivel 9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8">Horario de rutina técnico: “Locura sana”</text:span> II (Nivel 9)</text:p>
          </table:table-cell>
          <table:covered-table-cell table:number-columns-repeated="5" table:style-name="ce14"/>
          <table:covered-table-cell table:style-name="ce23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</table:table-row>
        <table:table-row table:style-name="ro4"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</table:table-row>
        <table:table-row table:style-name="ro5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</table:table-row>
        <table:table-row table:style-name="ro6">
          <table:table-cell table:style-name="ce1"/>
          <table:table-cell table:number-columns-repeated="127"/>
        </table:table-row>
        <table:table-row table:style-name="ro6"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</table:table-row>
        <table:table-row table:style-name="ro6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 table:number-columns-repeated="2"/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table:style-name="Default"/>
          <table:table-cell/>
          <table:table-cell table:style-name="Default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table:number-columns-repeated="3"/>
          <table:covered-table-cell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/>
          <table:table-cell table:style-name="ce13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table:number-columns-repeated="3"/>
          <table:covered-table-cell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48"/>
          <table:table-cell table:number-columns-repeated="5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</table:table-row>
        <table:table-row table:style-name="ro6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5"/>
          <table:table-cell table:style-name="Default"/>
          <table:table-cell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</table:table-row>
        <table:table-row table:style-name="ro6">
          <table:table-cell table:number-columns-repeated="76"/>
          <table:table-cell table:style-name="Default"/>
          <table:table-cell table:number-columns-repeated="15"/>
          <table:table-cell table:style-name="Default"/>
          <table:table-cell table:number-columns-repeated="8"/>
          <table:table-cell table:style-name="ce21"/>
          <table:table-cell table:number-columns-repeated="7"/>
          <table:table-cell table:style-name="ce21"/>
          <table:table-cell table:number-columns-repeated="7"/>
          <table:table-cell table:style-name="ce21"/>
          <table:table-cell table:number-columns-repeated="7"/>
          <table:table-cell table:style-name="ce21"/>
          <table:table-cell table:number-columns-repeated="2"/>
        </table:table-row>
        <table:table-row table:style-name="ro6">
          <table:table-cell table:number-columns-repeated="7"/>
          <table:table-cell table:style-name="ce60" table:number-columns-spanned="1" table:number-rows-spanned="4"/>
          <table:table-cell table:number-columns-repeated="7"/>
          <table:table-cell table:style-name="ce60" table:number-columns-spanned="1" table:number-rows-spanned="4"/>
          <table:table-cell table:number-columns-repeated="7"/>
          <table:table-cell table:style-name="ce60" table:number-columns-spanned="1" table:number-rows-spanned="4"/>
          <table:table-cell table:number-columns-repeated="2"/>
          <table:table-cell table:style-name="Default"/>
          <table:table-cell table:number-columns-repeated="4"/>
          <table:table-cell table:style-name="ce60" table:number-columns-spanned="1" table:number-rows-spanned="4"/>
          <table:table-cell table:number-columns-repeated="7"/>
          <table:table-cell table:style-name="ce60" table:number-columns-spanned="1" table:number-rows-spanned="4"/>
          <table:table-cell table:number-columns-repeated="7"/>
          <table:table-cell table:style-name="ce60" table:number-columns-spanned="1" table:number-rows-spanned="4"/>
          <table:table-cell table:number-columns-repeated="7"/>
          <table:table-cell table:style-name="ce60" table:number-columns-spanned="1" table:number-rows-spanned="4"/>
          <table:table-cell table:number-columns-repeated="7"/>
          <table:table-cell table:style-name="ce60" table:number-columns-spanned="1" table:number-rows-spanned="4"/>
          <table:table-cell table:number-columns-repeated="7"/>
          <table:table-cell table:style-name="ce60" table:number-columns-spanned="1" table:number-rows-spanned="4"/>
          <table:table-cell table:number-columns-repeated="7"/>
          <table:table-cell table:style-name="ce60" table:number-columns-spanned="1" table:number-rows-spanned="4"/>
          <table:table-cell table:number-columns-repeated="7"/>
          <table:table-cell table:style-name="ce60" table:number-columns-spanned="1" table:number-rows-spanned="4"/>
          <table:table-cell table:number-columns-repeated="7"/>
          <table:table-cell table:style-name="ce60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60" table:number-columns-spanned="1" table:number-rows-spanned="4"/>
          <table:table-cell table:number-columns-repeated="7"/>
          <table:table-cell table:style-name="ce60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60" table:number-columns-spanned="1" table:number-rows-spanned="4"/>
          <table:table-cell table:number-columns-repeated="2"/>
          <table:table-cell table:style-name="ce21" table:number-columns-repeated="3"/>
          <table:table-cell table:number-columns-repeated="2"/>
          <table:table-cell table:style-name="ce60" table:number-columns-spanned="1" table:number-rows-spanned="4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</table:table-row>
        <table:table-row table:style-name="ro6">
          <table:table-cell table:number-columns-repeated="4"/>
          <table:table-cell table:style-name="Default"/>
          <table:table-cell table:number-columns-repeated="2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</table:table-row>
        <table:table-row table:style-name="ro5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2"/>
          <table:covered-table-cell table:style-name="ce32" office:value-type="string" calcext:value-type="string">
            <text:p>2100hs</text:p>
          </table:covered-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</table:table-row>
        <table:table-row table:style-name="ro6">
          <table:table-cell/>
          <table:table-cell table:style-name="ce10"/>
          <table:table-cell table:style-name="ce19" table:number-columns-repeated="5"/>
          <table:table-cell table:style-name="ce29"/>
          <table:table-cell/>
          <table:table-cell table:style-name="ce10"/>
          <table:table-cell table:style-name="ce19" table:number-columns-repeated="5"/>
          <table:table-cell table:style-name="ce29"/>
          <table:table-cell/>
          <table:table-cell table:style-name="ce10"/>
          <table:table-cell table:style-name="ce19" table:number-columns-repeated="5"/>
          <table:table-cell table:style-name="ce29"/>
          <table:table-cell/>
          <table:table-cell table:style-name="ce10"/>
          <table:table-cell table:style-name="ce19" table:number-columns-repeated="5"/>
          <table:table-cell table:style-name="ce29"/>
          <table:table-cell/>
          <table:table-cell table:style-name="ce10"/>
          <table:table-cell table:style-name="ce19" table:number-columns-repeated="5"/>
          <table:table-cell table:style-name="ce29"/>
          <table:table-cell/>
          <table:table-cell table:style-name="ce10"/>
          <table:table-cell table:style-name="ce19" table:number-columns-repeated="5"/>
          <table:table-cell table:style-name="ce29"/>
          <table:table-cell/>
          <table:table-cell table:style-name="ce10"/>
          <table:table-cell table:style-name="ce19" table:number-columns-repeated="5"/>
          <table:table-cell table:style-name="ce29"/>
          <table:table-cell/>
          <table:table-cell table:style-name="ce10"/>
          <table:table-cell table:style-name="ce19" table:number-columns-repeated="5"/>
          <table:table-cell table:style-name="ce29"/>
          <table:table-cell/>
          <table:table-cell table:style-name="ce10"/>
          <table:table-cell table:style-name="ce19" table:number-columns-repeated="5"/>
          <table:table-cell table:style-name="ce29"/>
          <table:table-cell/>
          <table:table-cell table:style-name="ce10"/>
          <table:table-cell table:style-name="ce19" table:number-columns-repeated="5"/>
          <table:table-cell table:style-name="ce29"/>
          <table:table-cell/>
          <table:table-cell table:style-name="ce10"/>
          <table:table-cell table:style-name="ce19" table:number-columns-repeated="5"/>
          <table:table-cell table:style-name="ce29"/>
          <table:table-cell/>
          <table:table-cell table:style-name="ce10"/>
          <table:table-cell table:style-name="ce19" table:number-columns-repeated="5"/>
          <table:table-cell table:style-name="ce29"/>
          <table:table-cell/>
          <table:table-cell table:style-name="ce10"/>
          <table:table-cell table:style-name="ce19" table:number-columns-repeated="5"/>
          <table:table-cell table:style-name="ce29"/>
          <table:table-cell/>
          <table:table-cell table:style-name="ce10"/>
          <table:table-cell table:style-name="ce19" table:number-columns-repeated="5"/>
          <table:table-cell table:style-name="ce29"/>
          <table:table-cell/>
          <table:table-cell table:style-name="ce10"/>
          <table:table-cell table:style-name="ce19" table:number-columns-repeated="5"/>
          <table:table-cell table:style-name="ce29"/>
          <table:table-cell/>
          <table:table-cell table:style-name="ce10"/>
          <table:table-cell table:style-name="ce19" table:number-columns-repeated="5"/>
          <table:table-cell table:style-name="ce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2">
          <table:table-cell/>
          <table:table-cell table:style-name="ce3" office:value-type="string" calcext:value-type="string" table:number-columns-spanned="127" table:number-rows-spanned="1">
            <text:p>Patrón Gama [Eficiencia 65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Suspensión (nivel 1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Piloto (nivel 2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spuesta (nivel 3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itmo (nivel 3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Calor (nivel 4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 (Nivel 5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I (Nivel 5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 (Nivel 6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I (Nivel 6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 (Nivel 7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I (Nivel 7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 (Nivel 8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I (Nivel 8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 (Nivel 9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I (Nivel 9) [PATRÓN GAMMA]</text:p>
          </table:table-cell>
          <table:covered-table-cell table:number-columns-repeated="5" table:style-name="ce14"/>
          <table:covered-table-cell table:style-name="ce23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</table:table-row>
        <table:table-row table:style-name="ro4">
          <table:table-cell/>
          <table:table-cell table:style-name="ce6" office:value-type="string" calcext:value-type="string">
            <text:p>Día Libre</text:p>
          </table:table-cell>
          <table:table-cell table:number-columns-repeated="4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solicitado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3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</table:table-row>
        <table:table-row table:style-name="ro5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</table:table-row>
        <table:table-row table:style-name="ro7">
          <table:table-cell table:style-name="ce1"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08:30hs</text:span></text:p>
            <text:p><text:span text:style-name="T4">-</text:span></text:p>
            <text:p><text:span text:style-name="T4">09:1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08:30hs</text:span></text:p>
            <text:p><text:span text:style-name="T4">-</text:span></text:p>
            <text:p><text:span text:style-name="T4">09:1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</table:table-row>
        <table:table-row table:style-name="ro8">
          <table:table-cell/>
          <table:table-cell office:value-type="string" calcext:value-type="string">
            <text:p>10:30hs:Desayuno</text:p>
            <text:p><text:span text:style-name="T3">11:30hs</text:span></text:p>
          </table:table-cell>
          <table:table-cell/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office:value-type="string" calcext:value-type="string">
            <text:p>10:30hs:Desayuno</text:p>
            <text:p><text:span text:style-name="T3">11:00hs</text:span></text:p>
          </table:table-cell>
          <table:table-cell office:value-type="string" calcext:value-type="string">
            <text:p>10:30hs:Desayuno</text:p>
            <text:p><text:span text:style-name="T3">11:00hs</text:span></text:p>
          </table:table-cell>
          <table:table-cell table:style-name="ce60" table:number-columns-spanned="1" table:number-rows-spanned="10"/>
          <table:table-cell/>
          <table:table-cell office:value-type="string" calcext:value-type="string">
            <text:p><text:span text:style-name="T4">11:30hs:Desayuno</text:span></text:p>
            <text:p><text:span text:style-name="T7">12:00hs</text:span></text:p>
          </table:table-cell>
          <table:table-cell/>
          <table:table-cell office:value-type="string" calcext:value-type="string">
            <text:p>11:30hs:Desayuno</text:p>
            <text:p><text:span text:style-name="T3">12:0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office:value-type="string" calcext:value-type="string">
            <text:p><text:span text:style-name="T4">11:30hs:Desayuno</text:span></text:p>
            <text:p><text:span text:style-name="T7">12:00hs</text:span></text:p>
          </table:table-cell>
          <table:table-cell office:value-type="string" calcext:value-type="string">
            <text:p><text:span text:style-name="T4">11:30hs:Desayuno</text:span></text:p>
            <text:p><text:span text:style-name="T7">12:00hs</text:span></text:p>
          </table:table-cell>
          <table:table-cell table:style-name="ce60" table:number-columns-spanned="1" table:number-rows-spanned="10"/>
          <table:table-cell table:number-columns-repeated="3"/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table:number-columns-repeated="2"/>
          <table:table-cell table:style-name="ce60" table:number-columns-spanned="1" table:number-rows-spanned="10"/>
          <table:table-cell/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office:value-type="string" calcext:value-type="string">
            <text:p>10:30hs:Desayuno</text:p>
            <text:p><text:span text:style-name="T3">11:00hs</text:span></text:p>
          </table:table-cell>
          <table:table-cell office:value-type="string" calcext:value-type="string">
            <text:p>10:30hs:Desayuno</text:p>
            <text:p><text:span text:style-name="T3">11:00hs</text:span></text:p>
          </table:table-cell>
          <table:table-cell table:style-name="ce60" table:number-columns-spanned="1" table:number-rows-spanned="10"/>
          <table:table-cell/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office:value-type="string" calcext:value-type="string">
            <text:p>10:30hs:Desayuno</text:p>
            <text:p><text:span text:style-name="T3">11:00hs</text:span></text:p>
          </table:table-cell>
          <table:table-cell office:value-type="string" calcext:value-type="string">
            <text:p>10:30hs:Desayuno</text:p>
            <text:p><text:span text:style-name="T3">11:00hs</text:span></text:p>
          </table:table-cell>
          <table:table-cell table:style-name="ce60" table:number-columns-spanned="1" table:number-rows-spanned="10"/>
          <table:table-cell/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office:value-type="string" calcext:value-type="string">
            <text:p>10:30hs:Desayuno</text:p>
            <text:p><text:span text:style-name="T3">11:00hs</text:span></text:p>
          </table:table-cell>
          <table:table-cell office:value-type="string" calcext:value-type="string">
            <text:p>10:30hs:Desayuno</text:p>
            <text:p><text:span text:style-name="T3">11:00hs</text:span></text:p>
          </table:table-cell>
          <table:table-cell table:style-name="ce60" table:number-columns-spanned="1" table:number-rows-spanned="10"/>
          <table:table-cell/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08:00hs:Desayuno</text:p>
            <text:p>Energizante</text:p>
            <text:p><text:span text:style-name="T3">09:30hs</text:span></text:p>
          </table:table-cell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office:value-type="string" calcext:value-type="string">
            <text:p>10:30hs:Desayuno</text:p>
            <text:p><text:span text:style-name="T3">11:00hs</text:span></text:p>
          </table:table-cell>
          <table:table-cell office:value-type="string" calcext:value-type="string">
            <text:p>10:30hs:Desayuno</text:p>
            <text:p><text:span text:style-name="T3">11:00hs</text:span></text:p>
          </table:table-cell>
          <table:table-cell table:style-name="ce60" table:number-columns-spanned="1" table:number-rows-spanned="10"/>
          <table:table-cell/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08:00hs:Desayuno</text:p>
            <text:p>Energizante</text:p>
            <text:p><text:span text:style-name="T3">09:30hs</text:span></text:p>
          </table:table-cell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office:value-type="string" calcext:value-type="string">
            <text:p>10:30hs:Desayuno</text:p>
            <text:p><text:span text:style-name="T3">11:00hs</text:span></text:p>
          </table:table-cell>
          <table:table-cell office:value-type="string" calcext:value-type="string">
            <text:p>10:30hs:Desayuno</text:p>
            <text:p><text:span text:style-name="T3">11:00hs</text:span></text:p>
          </table:table-cell>
          <table:table-cell table:style-name="ce60" table:number-columns-spanned="1" table:number-rows-spanned="10"/>
          <table:table-cell/>
          <table:table-cell office:value-type="string" calcext:value-type="string">
            <text:p>09:30hs:Desayuno</text:p>
            <text:p><text:span text:style-name="T3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3">09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3">08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table:style-name="ce60" table:number-columns-spanned="1" table:number-rows-spanned="10"/>
          <table:table-cell/>
          <table:table-cell office:value-type="string" calcext:value-type="string">
            <text:p>09:30hs:Desayuno</text:p>
            <text:p><text:span text:style-name="T3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3">08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3">08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table:style-name="ce60" table:number-columns-spanned="1" table:number-rows-spanned="10"/>
          <table:table-cell/>
          <table:table-cell table:style-name="ce13" office:value-type="string" calcext:value-type="string">
            <text:p><text:span text:style-name="T4">08:30hs:Desayuno</text:span></text:p>
            <text:p><text:span text:style-name="T4">Energizante</text:span></text:p>
            <text:p><text:span text:style-name="T7">09:30hs</text:span></text:p>
          </table:table-cell>
          <table:table-cell office:value-type="string" calcext:value-type="string">
            <text:p>07:15hs:Desayuno</text:p>
            <text:p>Energizante</text:p>
            <text:p><text:span text:style-name="T3">09:30hs</text:span></text:p>
          </table:table-cell>
          <table:table-cell office:value-type="string" calcext:value-type="string">
            <text:p><text:span text:style-name="T4">08:30hs:Desayuno</text:span></text:p>
            <text:p><text:span text:style-name="T4">Energizante</text:span></text:p>
            <text:p><text:span text:style-name="T7">09:30hs</text:span></text:p>
          </table:table-cell>
          <table:table-cell office:value-type="string" calcext:value-type="string">
            <text:p>07:00hs:Desayuno</text:p>
            <text:p>Energizante</text:p>
            <text:p><text:span text:style-name="T3">08:00hs</text:span></text:p>
          </table:table-cell>
          <table:table-cell office:value-type="string" calcext:value-type="string">
            <text:p><text:span text:style-name="T4">08:30hs:Desayuno</text:span></text:p>
            <text:p><text:span text:style-name="T4">Energizante</text:span></text:p>
            <text:p><text:span text:style-name="T7">09:30hs</text:span></text:p>
          </table:table-cell>
          <table:table-cell office:value-type="string" calcext:value-type="string">
            <text:p><text:span text:style-name="T4">08:30hs:Desayuno</text:span></text:p>
            <text:p><text:span text:style-name="T4">Energizante</text:span></text:p>
            <text:p><text:span text:style-name="T7">09:30hs</text:span></text:p>
          </table:table-cell>
          <table:table-cell table:style-name="ce60" table:number-columns-spanned="1" table:number-rows-spanned="10"/>
          <table:table-cell/>
          <table:table-cell office:value-type="string" calcext:value-type="string">
            <text:p>09:30hs:Desayuno</text:p>
            <text:p><text:span text:style-name="T3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3">08:0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3">09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table:style-name="ce60" table:number-columns-spanned="1" table:number-rows-spanned="10"/>
          <table:table-cell/>
          <table:table-cell table:style-name="ce13"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3">07:30hs</text:span></text:p>
          </table:table-cell>
          <table:table-cell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3">07:00hs</text:span></text:p>
          </table:table-cell>
          <table:table-cell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table:style-name="ce60" table:number-columns-spanned="1" table:number-rows-spanned="10"/>
          <table:table-cell/>
          <table:table-cell table:style-name="ce13"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3">07:30hs</text:span></text:p>
          </table:table-cell>
          <table:table-cell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3">07:00hs</text:span></text:p>
          </table:table-cell>
          <table:table-cell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table:style-name="ce60" table:number-columns-spanned="1" table:number-rows-spanned="10"/>
          <table:table-cell/>
          <table:table-cell table:style-name="ce13"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3">07:30hs</text:span></text:p>
          </table:table-cell>
          <table:table-cell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3">07:00hs</text:span></text:p>
          </table:table-cell>
          <table:table-cell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table:style-name="ce60" table:number-columns-spanned="1" table:number-rows-spanned="10"/>
          <table:table-cell/>
          <table:table-cell table:style-name="ce13"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3">07:30hs</text:span></text:p>
          </table:table-cell>
          <table:table-cell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3">07:00hs</text:span></text:p>
          </table:table-cell>
          <table:table-cell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table:style-name="ce60" table:number-columns-spanned="1" table:number-rows-spanned="10"/>
        </table:table-row>
        <table:table-row table:style-name="ro8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3">10:0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table:style-name="ce21" table:number-columns-repeated="2"/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office:value-type="string" calcext:value-type="string">
            <text:p>08:30hs:</text:p>
            <text:p>Estudio/Trabajo</text:p>
            <text:p><text:span text:style-name="T3">09:00hs</text:span></text:p>
          </table:table-cell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office:value-type="string" calcext:value-type="string">
            <text:p>08:00hs:</text:p>
            <text:p>Estudio/Trabajo</text:p>
            <text:p><text:span text:style-name="T3">09:00hs</text:span></text:p>
          </table:table-cell>
          <table:table-cell table:number-columns-repeated="4"/>
          <table:covered-table-cell/>
          <table:table-cell/>
          <table:table-cell table:style-name="ce13"/>
          <table:table-cell table:style-name="ce21"/>
          <table:table-cell office:value-type="string" calcext:value-type="string">
            <text:p>08:30hs:</text:p>
            <text:p>Código</text:p>
            <text:p>Libre</text:p>
            <text:p><text:span text:style-name="T3">09:30hs</text:span></text:p>
          </table:table-cell>
          <table:table-cell office:value-type="string" calcext:value-type="string">
            <text:p>07:00hs:</text:p>
            <text:p><text:span text:style-name="T4">Estudio/Trabajo</text:span></text:p>
            <text:p><text:span text:style-name="T4">O Código Libre</text:span></text:p>
            <text:p><text:span text:style-name="T7">09;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ce21"/>
          <table:table-cell/>
          <table:table-cell office:value-type="string" calcext:value-type="string">
            <text:p>07:00hs:</text:p>
            <text:p><text:span text:style-name="T4">Estudio/Trabajo</text:span></text:p>
            <text:p><text:span text:style-name="T4">O Código Libre</text:span></text:p>
            <text:p><text:span text:style-name="T7">09: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ce21"/>
          <table:table-cell office:value-type="string" calcext:value-type="string">
            <text:p>08:30hs:</text:p>
            <text:p>Código</text:p>
            <text:p>Libre</text:p>
            <text:p><text:span text:style-name="T3">09:30hs</text:span></text:p>
          </table:table-cell>
          <table:table-cell office:value-type="string" calcext:value-type="string">
            <text:p>07:00hs:</text:p>
            <text:p><text:span text:style-name="T4">Estudio/Trabajo</text:span></text:p>
            <text:p><text:span text:style-name="T4">O Código Libre</text:span></text:p>
            <text:p><text:span text:style-name="T7">09;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ce21"/>
          <table:table-cell office:value-type="string" calcext:value-type="string">
            <text:p>08:30hs:</text:p>
            <text:p>Código</text:p>
            <text:p>Libre</text:p>
            <text:p><text:span text:style-name="T3">09:30hs</text:span></text:p>
          </table:table-cell>
          <table:table-cell office:value-type="string" calcext:value-type="string">
            <text:p>07:00hs:</text:p>
            <text:p><text:span text:style-name="T4">Estudio/Trabajo</text:span></text:p>
            <text:p><text:span text:style-name="T4">O Código Libre</text:span></text:p>
            <text:p><text:span text:style-name="T7">09:00hs</text:span></text:p>
          </table:table-cell>
          <table:table-cell table:number-columns-repeated="2"/>
          <table:covered-table-cell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09:30hs: </text:p>
            <text:p>Situaciones</text:p>
            <text:p>Especiales</text:p>
            <text:p><text:span text:style-name="T3">11:35hs</text:span></text:p>
          </table:table-cell>
          <table:table-cell/>
          <table:table-cell table:style-name="Default"/>
          <table:table-cell/>
          <table:table-cell table:style-name="Default"/>
          <table:covered-table-cell/>
          <table:table-cell table:number-columns-repeated="2"/>
          <table:table-cell office:value-type="string" calcext:value-type="string">
            <text:p>09:30hs: </text:p>
            <text:p>Situaciones</text:p>
            <text:p>Especiales</text:p>
            <text:p><text:span text:style-name="T3">11:35hs</text:span></text:p>
          </table:table-cell>
          <table:table-cell table:number-columns-repeated="4"/>
          <table:covered-table-cell/>
          <table:table-cell/>
          <table:table-cell table:style-name="ce13" office:value-type="string" calcext:value-type="string">
            <text:p><text:span text:style-name="T4">10:30hs:</text:span></text:p>
            <text:p><text:span text:style-name="T4">Código</text:span></text:p>
            <text:p><text:span text:style-name="T4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<text:span text:style-name="T4">08:30hs:</text:span></text:p>
            <text:p><text:span text:style-name="T4">Estudio/Trabajo</text:span></text:p>
            <text:p><text:span text:style-name="T7">09:00hs</text:span></text:p>
          </table:table-cell>
          <table:table-cell/>
          <table:table-cell office:value-type="string" calcext:value-type="string">
            <text:p><text:span text:style-name="T4">10:30hs:Estudio/</text:span></text:p>
            <text:p><text:span text:style-name="T4">Trabajo o</text:span></text:p>
            <text:p><text:span text:style-name="T4"> Código Libre</text:span></text:p>
            <text:p><text:span text:style-name="T3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4">10:30hs:</text:span></text:p>
            <text:p><text:span text:style-name="T4">Código</text:span></text:p>
            <text:p><text:span text:style-name="T4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10:00hs</text:p>
          </table:table-cell>
          <table:table-cell/>
          <table:table-cell office:value-type="string" calcext:value-type="string">
            <text:p><text:span text:style-name="T4">10:30hs:Estudio/</text:span></text:p>
            <text:p><text:span text:style-name="T4">Trabajo o</text:span></text:p>
            <text:p><text:span text:style-name="T4"> Código Libre</text:span></text:p>
            <text:p><text:span text:style-name="T3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4">10:30hs:</text:span></text:p>
            <text:p><text:span text:style-name="T4">Código</text:span></text:p>
            <text:p><text:span text:style-name="T4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08:00hs:</text:p>
            <text:p>Estudio/Trabajo</text:p>
            <text:p><text:span text:style-name="T3">09:00hs</text:span></text:p>
          </table:table-cell>
          <table:table-cell/>
          <table:table-cell office:value-type="string" calcext:value-type="string">
            <text:p><text:span text:style-name="T4">10:30hs:Estudio/</text:span></text:p>
            <text:p><text:span text:style-name="T4">Trabajo o</text:span></text:p>
            <text:p><text:span text:style-name="T4"> Código Libre</text:span></text:p>
            <text:p><text:span text:style-name="T3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4">10:30hs:</text:span></text:p>
            <text:p><text:span text:style-name="T4">Código</text:span></text:p>
            <text:p><text:span text:style-name="T4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10:00hs</text:p>
          </table:table-cell>
          <table:table-cell/>
          <table:table-cell office:value-type="string" calcext:value-type="string">
            <text:p><text:span text:style-name="T4">10:30hs:Estudio/</text:span></text:p>
            <text:p><text:span text:style-name="T4">Trabajo o</text:span></text:p>
            <text:p><text:span text:style-name="T4"> Código Libre</text:span></text:p>
            <text:p><text:span text:style-name="T3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4">08:30hs:</text:span></text:p>
            <text:p><text:span text:style-name="T4">Estudio/Trabajo</text:span></text:p>
            <text:p><text:span text:style-name="T7">10:30hs</text:span></text:p>
          </table:table-cell>
          <table:table-cell/>
          <table:table-cell table:style-name="ce21"/>
          <table:table-cell/>
          <table:table-cell office:value-type="string" calcext:value-type="string">
            <text:p><text:span text:style-name="T4">08:30hs:</text:span></text:p>
            <text:p><text:span text:style-name="T4">Código</text:span></text:p>
            <text:p><text:span text:style-name="T4">Libre</text:span></text:p>
            <text:p><text:span text:style-name="T7">09:30hs</text:span></text:p>
          </table:table-cell>
          <table:table-cell office:value-type="string" calcext:value-type="string">
            <text:p><text:span text:style-name="T4">10:00hs:Estudio/</text:span></text:p>
            <text:p><text:span text:style-name="T4">Trabajo o</text:span></text:p>
            <text:p><text:span text:style-name="T4"> Código Libre</text:span></text:p>
            <text:p><text:span text:style-name="T3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4">08:30hs:</text:span></text:p>
            <text:p><text:span text:style-name="T4">Estudio/Trabajo</text:span></text:p>
            <text:p><text:span text:style-name="T7">10:30hs</text:span></text:p>
          </table:table-cell>
          <table:table-cell office:value-type="string" calcext:value-type="string">
            <text:p><text:span text:style-name="T4">07:30hs:</text:span></text:p>
            <text:p><text:span text:style-name="T4">Estudio/Trabajo</text:span></text:p>
            <text:p><text:span text:style-name="T7">09:00hs</text:span></text:p>
          </table:table-cell>
          <table:table-cell/>
          <table:table-cell office:value-type="string" calcext:value-type="string">
            <text:p>09:00hs:</text:p>
            <text:p>Barrios Vacios</text:p>
            <text:p>10:00hs</text:p>
          </table:table-cell>
          <table:table-cell office:value-type="string" calcext:value-type="string">
            <text:p><text:span text:style-name="T4">08:30hs:</text:span></text:p>
            <text:p><text:span text:style-name="T4">Código</text:span></text:p>
            <text:p><text:span text:style-name="T4">Libre</text:span></text:p>
            <text:p><text:span text:style-name="T7">09:30hs</text:span></text:p>
          </table:table-cell>
          <table:table-cell office:value-type="string" calcext:value-type="string">
            <text:p><text:span text:style-name="T4">10:00hs:Estudio/</text:span></text:p>
            <text:p><text:span text:style-name="T4">Trabajo o</text:span></text:p>
            <text:p><text:span text:style-name="T4"> Código Libre</text:span></text:p>
            <text:p><text:span text:style-name="T7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4">10:30hs:</text:span></text:p>
            <text:p><text:span text:style-name="T4">Código</text:span></text:p>
            <text:p><text:span text:style-name="T4">Libre</text:span></text:p>
            <text:p><text:span text:style-name="T7">11:00hs</text:span></text:p>
          </table:table-cell>
          <table:table-cell office:value-type="string" calcext:value-type="string">
            <text:p><text:span text:style-name="T4">07:30hs:</text:span></text:p>
            <text:p><text:span text:style-name="T4">Galactic</text:span></text:p>
            <text:p><text:span text:style-name="T4">Gym</text:span></text:p>
            <text:p><text:span text:style-name="T7">09:00hs</text:span></text:p>
          </table:table-cell>
          <table:table-cell table:style-name="ce21"/>
          <table:table-cell/>
          <table:table-cell office:value-type="string" calcext:value-type="string">
            <text:p><text:span text:style-name="T4">08:30hs:</text:span></text:p>
            <text:p><text:span text:style-name="T4">Código</text:span></text:p>
            <text:p><text:span text:style-name="T4">Libre</text:span></text:p>
            <text:p><text:span text:style-name="T7">09:30hs</text:span></text:p>
          </table:table-cell>
          <table:table-cell office:value-type="string" calcext:value-type="string">
            <text:p><text:span text:style-name="T4">10:00hs:Estudio/</text:span></text:p>
            <text:p><text:span text:style-name="T4">Trabajo o</text:span></text:p>
            <text:p><text:span text:style-name="T4"> Código Libre</text:span></text:p>
            <text:p><text:span text:style-name="T7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4">10:30hs:</text:span></text:p>
            <text:p><text:span text:style-name="T4">Código</text:span></text:p>
            <text:p><text:span text:style-name="T4">Libre</text:span></text:p>
            <text:p><text:span text:style-name="T7">11:00hs</text:span></text:p>
          </table:table-cell>
          <table:table-cell office:value-type="string" calcext:value-type="string">
            <text:p><text:span text:style-name="T4">07:30hs:</text:span></text:p>
            <text:p><text:span text:style-name="T4">Estudio/Trabajo</text:span></text:p>
            <text:p><text:span text:style-name="T7">09:00hs</text:span></text:p>
          </table:table-cell>
          <table:table-cell table:style-name="ce21"/>
          <table:table-cell office:value-type="string" calcext:value-type="string">
            <text:p>09:00hs:</text:p>
            <text:p>Barrios Vacios</text:p>
            <text:p>10:00hs</text:p>
          </table:table-cell>
          <table:table-cell office:value-type="string" calcext:value-type="string">
            <text:p><text:span text:style-name="T4">08:30hs:</text:span></text:p>
            <text:p><text:span text:style-name="T4">Código</text:span></text:p>
            <text:p><text:span text:style-name="T4">Libre</text:span></text:p>
            <text:p><text:span text:style-name="T7">09:30hs</text:span></text:p>
          </table:table-cell>
          <table:table-cell office:value-type="string" calcext:value-type="string">
            <text:p><text:span text:style-name="T4">10:00hs:Estudio/</text:span></text:p>
            <text:p><text:span text:style-name="T4">Trabajo o</text:span></text:p>
            <text:p><text:span text:style-name="T4"> Código Libre</text:span></text:p>
            <text:p><text:span text:style-name="T7">11:35hs</text:span></text:p>
          </table:table-cell>
          <table:covered-table-cell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4"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Default"/>
          <table:table-cell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 table:number-columns-repeated="2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office:value-type="string" calcext:value-type="string">
            <text:p>10:30hs:</text:p>
            <text:p><text:span text:style-name="T4">Estudio/Trabajo</text:span></text:p>
            <text:p><text:span text:style-name="T7">11:00hs</text:span></text:p>
          </table:table-cell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3">09:30hs</text:span></text:p>
          </table:table-cell>
          <table:table-cell office:value-type="string" calcext:value-type="string">
            <text:p>10:30hs:</text:p>
            <text:p>Estudio/Trabajo</text:p>
            <text:p><text:span text:style-name="T3">11:00hs</text:span></text:p>
          </table:table-cell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office:value-type="string" calcext:value-type="string">
            <text:p>10:30hs:</text:p>
            <text:p><text:span text:style-name="T4">Estudio/Trabajo</text:span></text:p>
            <text:p><text:span text:style-name="T7">11:00hs</text:span></text:p>
          </table:table-cell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3">09:30hs</text:span></text:p>
          </table:table-cell>
          <table:table-cell office:value-type="string" calcext:value-type="string">
            <text:p>10:30hs:</text:p>
            <text:p>Estudio/Trabajo</text:p>
            <text:p><text:span text:style-name="T3">11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4">10:30hs:</text:span></text:p>
            <text:p><text:span text:style-name="T4">Código</text:span></text:p>
            <text:p><text:span text:style-name="T4">Libre</text:span></text:p>
            <text:p><text:span text:style-name="T7">11:00hs</text:span></text:p>
          </table:table-cell>
          <table:table-cell/>
          <table:table-cell office:value-type="string" calcext:value-type="string">
            <text:p><text:span text:style-name="T4">09:30hs:</text:span></text:p>
            <text:p><text:span text:style-name="T4">Estudio/Trabajo</text:span></text:p>
            <text:p><text:span text:style-name="T4">O Código Libre</text:span></text:p>
            <text:p><text:span text:style-name="T7">11:35hs</text:span></text:p>
          </table:table-cell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style-name="ce21"/>
          <table:table-cell/>
          <table:covered-table-cell/>
          <table:table-cell/>
          <table:table-cell table:style-name="ce13" office:value-type="string" calcext:value-type="string">
            <text:p><text:span text:style-name="T4">10:30hs:</text:span></text:p>
            <text:p><text:span text:style-name="T4">Código</text:span></text:p>
            <text:p><text:span text:style-name="T4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3">09:30hs</text:span></text:p>
          </table:table-cell>
          <table:table-cell table:style-name="ce21"/>
          <table:table-cell/>
          <table:covered-table-cell/>
          <table:table-cell/>
          <table:table-cell table:style-name="ce13"/>
          <table:table-cell/>
          <table:table-cell office:value-type="string" calcext:value-type="string">
            <text:p><text:span text:style-name="T4">09:30hs:</text:span></text:p>
            <text:p><text:span text:style-name="T4">Estudio/Trabajo</text:span></text:p>
            <text:p><text:span text:style-name="T4">O Código Libre</text:span></text:p>
            <text:p><text:span text:style-name="T7">11:35hs</text:span></text:p>
          </table:table-cell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style-name="ce21"/>
          <table:table-cell/>
          <table:covered-table-cell/>
          <table:table-cell/>
          <table:table-cell table:style-name="ce13"/>
          <table:table-cell/>
          <table:table-cell office:value-type="string" calcext:value-type="string">
            <text:p><text:span text:style-name="T4">09:30hs:</text:span></text:p>
            <text:p><text:span text:style-name="T4">Estudio/Trabajo</text:span></text:p>
            <text:p><text:span text:style-name="T4">O Código Libre</text:span></text:p>
            <text:p><text:span text:style-name="T7">11:35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3">09:30hs</text:span></text:p>
          </table:table-cell>
          <table:table-cell table:style-name="ce21"/>
          <table:table-cell/>
          <table:covered-table-cell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covered-table-cell/>
          <table:table-cell table:number-columns-repeated="6"/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covered-table-cell/>
          <table:table-cell table:number-columns-repeated="6"/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covered-table-cell/>
          <table:table-cell/>
          <table:table-cell office:value-type="string" calcext:value-type="string">
            <text:p><text:span text:style-name="T4">11:00hs:</text:span></text:p>
            <text:p><text:span text:style-name="T4">Estudio/Trabajo</text:span></text:p>
            <text:p><text:span text:style-name="T7">11:30hs</text:span></text:p>
          </table:table-cell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3">10:00hs</text:span></text:p>
          </table:table-cell>
          <table:table-cell/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covered-table-cell/>
          <table:table-cell/>
          <table:table-cell office:value-type="string" calcext:value-type="string">
            <text:p><text:span text:style-name="T4">11:00hs:</text:span></text:p>
            <text:p><text:span text:style-name="T4">Estudio/Trabajo</text:span></text:p>
            <text:p><text:span text:style-name="T7">11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3">10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/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table:style-name="ce21"/>
          <table:table-cell office:value-type="string" calcext:value-type="string">
            <text:p>09:00hs:</text:p>
            <text:p>Código</text:p>
            <text:p>Libre</text:p>
            <text:p><text:span text:style-name="T3">10:00hs</text:span></text:p>
          </table:table-cell>
          <table:table-cell/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covered-table-cell/>
          <table:table-cell/>
          <table:table-cell office:value-type="string" calcext:value-type="string">
            <text:p><text:span text:style-name="T4">11:00hs:</text:span></text:p>
            <text:p><text:span text:style-name="T4">Estudio/Trabajo</text:span></text:p>
            <text:p><text:span text:style-name="T7">11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3">10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/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table:style-name="ce21"/>
          <table:table-cell office:value-type="string" calcext:value-type="string">
            <text:p>09:00hs:</text:p>
            <text:p>Código</text:p>
            <text:p>Libre</text:p>
            <text:p><text:span text:style-name="T3">10:00hs</text:span></text:p>
          </table:table-cell>
          <table:table-cell office:value-type="string" calcext:value-type="string">
            <text:p><text:span text:style-name="T4">09:30hs:</text:span></text:p>
            <text:p><text:span text:style-name="T4">Estudio/Trabajo</text:span></text:p>
            <text:p><text:span text:style-name="T7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covered-table-cell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3">10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office:value-type="string" calcext:value-type="string">
            <text:p><text:span text:style-name="T4">09:30hs:</text:span></text:p>
            <text:p><text:span text:style-name="T4">Estudio/Trabajo</text:span></text:p>
            <text:p><text:span text:style-name="T7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covered-table-cell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3">10:00hs</text:span></text:p>
          </table:table-cell>
          <table:table-cell table:style-name="ce21"/>
          <table:table-cell office:value-type="string" calcext:value-type="string">
            <text:p>09:00hs:</text:p>
            <text:p>Código</text:p>
            <text:p>Libre</text:p>
            <text:p><text:span text:style-name="T3">10:00hs</text:span></text:p>
          </table:table-cell>
          <table:table-cell office:value-type="string" calcext:value-type="string">
            <text:p><text:span text:style-name="T4">09:30hs:</text:span></text:p>
            <text:p><text:span text:style-name="T4">Estudio/Trabajo</text:span></text:p>
            <text:p><text:span text:style-name="T7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covered-table-cell/>
          <table:table-cell/>
          <table:table-cell office:value-type="string" calcext:value-type="string">
            <text:p><text:span text:style-name="T4">11:00hs:</text:span></text:p>
            <text:p><text:span text:style-name="T4">Estudio/Trabajo</text:span></text:p>
            <text:p><text:span text:style-name="T7">11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3">10:00hs</text:span></text:p>
          </table:table-cell>
          <table:table-cell table:style-name="ce21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office:value-type="string" calcext:value-type="string">
            <text:p><text:span text:style-name="T4">09:30hs:</text:span></text:p>
            <text:p><text:span text:style-name="T4">Estudio/Trabajo</text:span></text:p>
            <text:p><text:span text:style-name="T7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covered-table-cell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13"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 office:value-type="string" calcext:value-type="string">
            <text:p><text:span text:style-name="T4">11:30hs:</text:span></text:p>
            <text:p><text:span text:style-name="T4">Código</text:span></text:p>
            <text:p><text:span text:style-name="T4">Libre</text:span></text:p>
            <text:p><text:span text:style-name="T7">12:00hs</text:span></text:p>
          </table:table-cell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/>
          <table:covered-table-cell/>
          <table:table-cell/>
          <table:table-cell office:value-type="string" calcext:value-type="string">
            <text:p>11:30hs:</text:p>
            <text:p><text:span text:style-name="T4">Código</text:span></text:p>
            <text:p><text:span text:style-name="T4">Libre</text:span></text:p>
            <text:p><text:span text:style-name="T7">12:00hs</text:span></text:p>
          </table:table-cell>
          <table:table-cell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/>
          <table:covered-table-cell/>
          <table:table-cell/>
          <table:table-cell office:value-type="string" calcext:value-type="string">
            <text:p>11:30hs:</text:p>
            <text:p><text:span text:style-name="T4">Código</text:span></text:p>
            <text:p><text:span text:style-name="T4">Libre</text:span></text:p>
            <text:p><text:span text:style-name="T7">12:00hs</text:span></text:p>
          </table:table-cell>
          <table:table-cell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 table:number-columns-repeated="3"/>
          <table:table-cell office:value-type="string" calcext:value-type="string">
            <text:p><text:span text:style-name="T4">11:00hs:Estudio/</text:span></text:p>
            <text:p><text:span text:style-name="T4">Trabajo o</text:span></text:p>
            <text:p><text:span text:style-name="T4"> Código Libre</text:span></text:p>
            <text:p><text:span text:style-name="T3">11:35hs</text:span></text:p>
          </table:table-cell>
          <table:covered-table-cell/>
          <table:table-cell table:number-columns-repeated="5"/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 office:value-type="string" calcext:value-type="string">
            <text:p><text:span text:style-name="T4">11:00hs:Estudio/</text:span></text:p>
            <text:p><text:span text:style-name="T4">Trabajo o</text:span></text:p>
            <text:p><text:span text:style-name="T4"> Código Libre</text:span></text:p>
            <text:p><text:span text:style-name="T3">11:35hs</text:span></text:p>
          </table:table-cell>
          <table:covered-table-cell/>
          <table:table-cell table:number-columns-repeated="3"/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table-cell/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 office:value-type="string" calcext:value-type="string">
            <text:p><text:span text:style-name="T4">11:00hs:Estudio/</text:span></text:p>
            <text:p><text:span text:style-name="T4">Trabajo o</text:span></text:p>
            <text:p><text:span text:style-name="T4"> Código Libre</text:span></text:p>
            <text:p><text:span text:style-name="T3">11:35hs</text:span></text:p>
          </table:table-cell>
          <table:covered-table-cell/>
          <table:table-cell table:number-columns-repeated="2"/>
          <table:table-cell office:value-type="string" calcext:value-type="string">
            <text:p>09:30hs: </text:p>
            <text:p>Situaciones</text:p>
            <text:p>Especiales</text:p>
            <text:p><text:span text:style-name="T3">11:35hs</text:span></text:p>
          </table:table-cell>
          <table:table-cell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/>
          <table:table-cell office:value-type="string" calcext:value-type="string">
            <text:p>09:30hs: </text:p>
            <text:p>Situaciones</text:p>
            <text:p>Especiales</text:p>
            <text:p><text:span text:style-name="T3">11:35hs</text:span></text:p>
          </table:table-cell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4">11:00hs:</text:span></text:p>
            <text:p><text:span text:style-name="T4">Estudio/Trabajo</text:span></text:p>
            <text:p><text:span text:style-name="T7">11:30hs</text:span></text:p>
          </table:table-cell>
          <table:table-cell office:value-type="string" calcext:value-type="string">
            <text:p>09:30hs: </text:p>
            <text:p>Situaciones</text:p>
            <text:p>Especiales</text:p>
            <text:p><text:span text:style-name="T3">11:35hs</text:span></text:p>
          </table:table-cell>
          <table:table-cell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/>
          <table:table-cell office:value-type="string" calcext:value-type="string">
            <text:p>09:30hs: </text:p>
            <text:p>Situaciones</text:p>
            <text:p>Especiales</text:p>
            <text:p><text:span text:style-name="T3">11:35hs</text:span></text:p>
          </table:table-cell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4">11:00hs:</text:span></text:p>
            <text:p><text:span text:style-name="T4">Estudio/Trabajo</text:span></text:p>
            <text:p><text:span text:style-name="T7">11:30hs</text:span></text:p>
          </table:table-cell>
          <table:table-cell office:value-type="string" calcext:value-type="string">
            <text:p>09:30hs: </text:p>
            <text:p>Situaciones</text:p>
            <text:p>Especiales</text:p>
            <text:p><text:span text:style-name="T3">11:35hs</text:span></text:p>
          </table:table-cell>
          <table:table-cell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/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/>
          <table:table-cell office:value-type="string" calcext:value-type="string">
            <text:p>09:30hs: </text:p>
            <text:p>Situaciones</text:p>
            <text:p>Especiales</text:p>
            <text:p><text:span text:style-name="T3">11:35hs</text:span></text:p>
          </table:table-cell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4">11:00hs:</text:span></text:p>
            <text:p><text:span text:style-name="T4">Estudio/Trabajo</text:span></text:p>
            <text:p><text:span text:style-name="T7">11:30hs</text:span></text:p>
          </table:table-cell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/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 office:value-type="string" calcext:value-type="string">
            <text:p>09:30hs: </text:p>
            <text:p>Situaciones</text:p>
            <text:p>Especiales</text:p>
            <text:p><text:span text:style-name="T3">11:35hs</text:span></text:p>
          </table:table-cell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/>
          <table:covered-table-cell/>
        </table:table-row>
        <table:table-row table:style-name="ro8">
          <table:table-cell table:number-columns-repeated="4"/>
          <table:table-cell table:style-name="ce52" office:value-type="string" calcext:value-type="string">
            <text:p><text:span text:style-name="T5">11:00hs:</text:span></text:p>
            <text:p><text:span text:style-name="T5">Situaciones</text:span></text:p>
            <text:p><text:span text:style-name="T5">Especiales</text:span></text:p>
            <text:p><text:span text:style-name="T6">13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 table:style-name="Default"/>
          <table:table-cell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 table:number-columns-repeated="3"/>
          <table:covered-table-cell/>
          <table:table-cell/>
          <table:table-cell office:value-type="string" calcext:value-type="string">
            <text:p>11:30hs:</text:p>
            <text:p><text:span text:style-name="T4">Respuesta a </text:span></text:p>
            <text:p><text:span text:style-name="T4">Estudio/Trabajo</text:span></text:p>
            <text:p><text:span text:style-name="T7">12:00hs</text:span></text:p>
          </table:table-cell>
          <table:table-cell office:value-type="string" calcext:value-type="string">
            <text:p>11:30hs:</text:p>
            <text:p>Respuesta a </text:p>
            <text:p>Estudio/Trabajo</text:p>
            <text:p><text:span text:style-name="T3">12:30hs</text:span></text:p>
          </table:table-cell>
          <table:table-cell table:number-columns-repeated="2"/>
          <table:table-cell office:value-type="string" calcext:value-type="string">
            <text:p>11:00hs:</text:p>
            <text:p>Respuesta a </text:p>
            <text:p>Estudio/Trabajo</text:p>
            <text:p><text:span text:style-name="T3">1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1:00hs:</text:p>
            <text:p>Respuesta a</text:p>
            <text:p>Estudio/trabajo</text:p>
            <text:p><text:span text:style-name="T3">12:00hs</text:span></text:p>
          </table:table-cell>
          <table:table-cell table:number-columns-repeated="4"/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office:value-type="string" calcext:value-type="string">
            <text:p><text:span text:style-name="T4">11:30hs:Espacio</text:span></text:p>
            <text:p><text:span text:style-name="T4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office:value-type="string" calcext:value-type="string">
            <text:p>11:30hs:Espacio</text:p>
            <text:p>para proyecto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office:value-type="string" calcext:value-type="string">
            <text:p><text:span text:style-name="T4">11:30hs:Espacio</text:span></text:p>
            <text:p><text:span text:style-name="T4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office:value-type="string" calcext:value-type="string">
            <text:p><text:span text:style-name="T4">11:30hs:Espacio</text:span></text:p>
            <text:p><text:span text:style-name="T4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office:value-type="string" calcext:value-type="string">
            <text:p><text:span text:style-name="T4">11:30hs:Espacio</text:span></text:p>
            <text:p><text:span text:style-name="T4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office:value-type="string" calcext:value-type="string">
            <text:p><text:span text:style-name="T4">11:30hs:Espacio</text:span></text:p>
            <text:p><text:span text:style-name="T4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office:value-type="string" calcext:value-type="string">
            <text:p><text:span text:style-name="T4">11:30hs:Espacio</text:span></text:p>
            <text:p><text:span text:style-name="T4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office:value-type="string" calcext:value-type="string">
            <text:p><text:span text:style-name="T4">11:30hs:Espacio</text:span></text:p>
            <text:p><text:span text:style-name="T4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office:value-type="string" calcext:value-type="string">
            <text:p><text:span text:style-name="T4">11:30hs:Espacio</text:span></text:p>
            <text:p><text:span text:style-name="T4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office:value-type="string" calcext:value-type="string">
            <text:p><text:span text:style-name="T4">11:30hs:Espacio</text:span></text:p>
            <text:p><text:span text:style-name="T4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</table:table-row>
        <table:table-row table:style-name="ro8"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style-name="Default"/>
          <table:table-cell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style-name="Default"/>
          <table:table-cell office:value-type="string" calcext:value-type="string">
            <text:p><text:span text:style-name="T4">14:30hs:Estudio/</text:span></text:p>
            <text:p><text:span text:style-name="T4">Trabajo o</text:span></text:p>
            <text:p><text:span text:style-name="T4"> Código Libre</text:span></text:p>
            <text:p><text:span text:style-name="T3">17:35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style-name="Default"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4:30hs: Galactic</text:p>
            <text:p>Gym</text:p>
            <text:p><text:span text:style-name="T3">16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 table:style-name="Default"/>
          <table:table-cell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style-name="Default"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style-name="Default"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/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4:30hs:Baño</text:p>
            <text:p><text:span text:style-name="T3">16:00hs</text:span></text:p>
          </table:table-cell>
          <table:table-cell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3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4:30hs:Baño</text:p>
            <text:p><text:span text:style-name="T3">16:00hs</text:span></text:p>
          </table:table-cell>
          <table:table-cell table:number-columns-repeated="2"/>
          <table:table-cell office:value-type="string" calcext:value-type="string">
            <text:p>14:00hs:</text:p>
            <text:p>Situaciones</text:p>
            <text:p>Especiales</text:p>
            <text:p><text:span text:style-name="T3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4:30hs:Baño</text:p>
            <text:p><text:span text:style-name="T3">15:30hs</text:span></text:p>
          </table:table-cell>
          <table:table-cell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3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/>
          <table:table-cell office:value-type="string" calcext:value-type="string">
            <text:p>14:30hs:Baño</text:p>
            <text:p><text:span text:style-name="T3">16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3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4:30hs:Baño</text:p>
            <text:p><text:span text:style-name="T3">15:30hs</text:span></text:p>
          </table:table-cell>
          <table:table-cell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3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/>
          <table:table-cell office:value-type="string" calcext:value-type="string">
            <text:p>14:30hs:Baño</text:p>
            <text:p><text:span text:style-name="T3">16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3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4:30hs:Baño</text:p>
            <text:p><text:span text:style-name="T3">15:30hs</text:span></text:p>
          </table:table-cell>
          <table:table-cell office:value-type="string" calcext:value-type="string">
            <text:p>14:30hs:</text:p>
            <text:p><text:span text:style-name="T4">Estudio/</text:span></text:p>
            <text:p><text:span text:style-name="T4">Trabajo</text:span></text:p>
            <text:p><text:span text:style-name="T3">17:35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3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/>
          <table:table-cell office:value-type="string" calcext:value-type="string">
            <text:p>14:30hs:Baño</text:p>
            <text:p><text:span text:style-name="T3">16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3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<text:span text:style-name="T4">14:30hs:Baño</text:span></text:p>
            <text:p><text:span text:style-name="T3">15:30hs</text:span></text:p>
          </table:table-cell>
          <table:table-cell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3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/>
          <table:table-cell office:value-type="string" calcext:value-type="string">
            <text:p>14:30hs:Baño</text:p>
            <text:p><text:span text:style-name="T3">16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3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</table:table-row>
        <table:table-row table:style-name="ro8">
          <table:table-cell table:number-columns-repeated="7"/>
          <table:covered-table-cell/>
          <table:table-cell/>
          <table:table-cell office:value-type="string" calcext:value-type="string">
            <text:p><text:span text:style-name="T4">15:30hs:</text:span></text:p>
            <text:p><text:span text:style-name="T4">Situaciones</text:span></text:p>
            <text:p><text:span text:style-name="T4">Especiales</text:span></text:p>
            <text:p><text:span text:style-name="T7">17:00hs</text:span></text:p>
          </table:table-cell>
          <table:table-cell table:number-columns-repeated="5"/>
          <table:covered-table-cell/>
          <table:table-cell table:number-columns-repeated="4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5:30hs:</text:p>
            <text:p><text:span text:style-name="T4">Respuesta a </text:span></text:p>
            <text:p><text:span text:style-name="T4">Estudio/Trabajo</text:span></text:p>
            <text:p><text:span text:style-name="T7">17:00hs</text:span></text:p>
          </table:table-cell>
          <table:table-cell office:value-type="string" calcext:value-type="string">
            <text:p><text:span text:style-name="T4">17:30hs:Baño</text:span></text:p>
            <text:p><text:span text:style-name="T7">18:30hs</text:span></text:p>
          </table:table-cell>
          <table:table-cell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3">17:00hs</text:span></text:p>
          </table:table-cell>
          <table:table-cell table:number-columns-repeated="2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3">17:00hs</text:span></text:p>
          </table:table-cell>
          <table:table-cell table:number-columns-repeated="2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3">17:00hs</text:span></text:p>
          </table:table-cell>
          <table:table-cell office:value-type="string" calcext:value-type="string">
            <text:p>15:30hs:</text:p>
            <text:p>Situaciones</text:p>
            <text:p>Especiales</text:p>
            <text:p><text:span text:style-name="T3">17:35hs</text:span></text:p>
          </table:table-cell>
          <table:table-cell office:value-type="string" calcext:value-type="string">
            <text:p>14:30hs:</text:p>
            <text:p>Situaciones</text:p>
            <text:p>Especiales</text:p>
            <text:p><text:span text:style-name="T3">17:35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3">17:00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3">17:00hs</text:span></text:p>
          </table:table-cell>
          <table:table-cell office:value-type="string" calcext:value-type="string">
            <text:p>15:30hs:</text:p>
            <text:p>Situaciobnes</text:p>
            <text:p>Especiales</text:p>
            <text:p><text:span text:style-name="T3">17:35hs</text:span></text:p>
          </table:table-cell>
          <table:table-cell office:value-type="string" calcext:value-type="string">
            <text:p>14:30hs:</text:p>
            <text:p>Situaciobnes</text:p>
            <text:p>Especiales</text:p>
            <text:p><text:span text:style-name="T3">17:35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3">17:00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3">17:00hs</text:span></text:p>
          </table:table-cell>
          <table:table-cell office:value-type="string" calcext:value-type="string">
            <text:p>15:30hs:</text:p>
            <text:p>Situaciones</text:p>
            <text:p>Especiales</text:p>
            <text:p><text:span text:style-name="T3">17:35hs</text:span></text:p>
          </table:table-cell>
          <table:table-cell office:value-type="string" calcext:value-type="string">
            <text:p>14:30hs:</text:p>
            <text:p>Situaciones</text:p>
            <text:p>Especiales</text:p>
            <text:p><text:span text:style-name="T3">17:35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3">17:00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3">17:00hs</text:span></text:p>
          </table:table-cell>
          <table:table-cell office:value-type="string" calcext:value-type="string">
            <text:p><text:span text:style-name="T4">15:30hs:Estudio/</text:span></text:p>
            <text:p><text:span text:style-name="T4">Trabajo</text:span></text:p>
            <text:p><text:span text:style-name="T7">16:30hs</text:span></text:p>
          </table:table-cell>
          <table:table-cell office:value-type="string" calcext:value-type="string">
            <text:p>14:30hs:</text:p>
            <text:p>Situaciones</text:p>
            <text:p>Especiales</text:p>
            <text:p><text:span text:style-name="T3">17:35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3">17:00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14:30hs:</text:p>
            <text:p>Situaciobnes</text:p>
            <text:p>Especiales</text:p>
            <text:p><text:span text:style-name="T3">17:35hs</text:span></text:p>
          </table:table-cell>
          <table:table-cell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00hs</text:span></text:p>
          </table:table-cell>
          <table:table-cell/>
          <table:covered-table-cell/>
        </table:table-row>
        <table:table-row table:style-name="ro8"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5:35hs:</text:p>
            <text:p>Reflexión</text:p>
            <text:p><text:span text:style-name="T3">16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6:00hs:Código</text:p>
            <text:p>Libre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6:00hs:Código</text:p>
            <text:p>Libre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6:00hs:Código</text:p>
            <text:p>Libre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table:number-columns-repeated="2"/>
          <table:table-cell table:style-name="Default"/>
          <table:table-cell office:value-type="string" calcext:value-type="string">
            <text:p>16:00hs:Código</text:p>
            <text:p>Libre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6:00hs:Código</text:p>
            <text:p>Libre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table:number-columns-repeated="2"/>
          <table:table-cell table:style-name="Default"/>
          <table:table-cell office:value-type="string" calcext:value-type="string">
            <text:p>16:00hs:Código</text:p>
            <text:p>Libre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table:number-columns-repeated="2"/>
          <table:table-cell office:value-type="string" calcext:value-type="string">
            <text:p>16:00hs:Código</text:p>
            <text:p>Libre</text:p>
            <text:p><text:span text:style-name="T3">18:00hs</text:span></text:p>
          </table:table-cell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6:30hs:</text:p>
            <text:p>Espacio para</text:p>
            <text:p>Proyecto</text:p>
            <text:p><text:span text:style-name="T3">17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6:00hs:Código</text:p>
            <text:p>Libre</text:p>
            <text:p><text:span text:style-name="T3">18:00hs</text:span></text:p>
          </table:table-cell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</table:table-row>
        <table:table-row table:style-name="ro8">
          <table:table-cell table:number-columns-repeated="7"/>
          <table:table-cell table:style-name="ce60" table:number-columns-spanned="1" table:number-rows-spanned="4"/>
          <table:table-cell table:number-columns-repeated="7"/>
          <table:table-cell table:style-name="ce60" table:number-columns-spanned="1" table:number-rows-spanned="4"/>
          <table:table-cell table:number-columns-repeated="3"/>
          <table:table-cell office:value-type="string" calcext:value-type="string">
            <text:p><text:span text:style-name="T4">18:00hs:Espacio</text:span></text:p>
            <text:p><text:span text:style-name="T4">para proyecto</text:span></text:p>
            <text:p><text:span text:style-name="T3">20:00hs</text:span></text:p>
          </table:table-cell>
          <table:table-cell office:value-type="string" calcext:value-type="string">
            <text:p><text:span text:style-name="T4">18:00hs:Espacio</text:span></text:p>
            <text:p><text:span text:style-name="T4">para proyecto</text:span></text:p>
            <text:p><text:span text:style-name="T3">20:00hs</text:span></text:p>
          </table:table-cell>
          <table:table-cell table:number-columns-repeated="2"/>
          <table:table-cell table:style-name="ce60" table:number-columns-spanned="1" table:number-rows-spanned="4"/>
          <table:table-cell/>
          <table:table-cell office:value-type="string" calcext:value-type="string">
            <text:p><text:span text:style-name="T4">18:00hs:</text:span></text:p>
            <text:p><text:span text:style-name="T4">Respuesta a </text:span></text:p>
            <text:p><text:span text:style-name="T4">Estudio/Trabajo</text:span></text:p>
            <text:p><text:span text:style-name="T7">20:00hs</text:span></text:p>
          </table:table-cell>
          <table:table-cell table:style-name="Default"/>
          <table:table-cell office:value-type="string" calcext:value-type="string">
            <text:p><text:span text:style-name="T4">18:00hs:Espacio</text:span></text:p>
            <text:p><text:span text:style-name="T4">para proyecto</text:span></text:p>
            <text:p><text:span text:style-name="T3">20:00hs</text:span></text:p>
          </table:table-cell>
          <table:table-cell office:value-type="string" calcext:value-type="string">
            <text:p><text:span text:style-name="T4">18:00hs:Estudio/</text:span></text:p>
            <text:p><text:span text:style-name="T4">Trabajo</text:span></text:p>
            <text:p><text:span text:style-name="T3">20:00hs</text:span></text:p>
          </table:table-cell>
          <table:table-cell table:number-columns-repeated="2"/>
          <table:table-cell table:style-name="ce60" table:number-columns-spanned="1" table:number-rows-spanned="4"/>
          <table:table-cell/>
          <table:table-cell office:value-type="string" calcext:value-type="string">
            <text:p><text:span text:style-name="T4">18:00hs: </text:span></text:p>
            <text:p><text:span text:style-name="T4">Estudio/</text:span></text:p>
            <text:p><text:span text:style-name="T4">Trabajo</text:span></text:p>
            <text:p><text:span text:style-name="T7">20:00hs</text:span></text:p>
          </table:table-cell>
          <table:table-cell/>
          <table:table-cell office:value-type="string" calcext:value-type="string">
            <text:p><text:span text:style-name="T4">18:00hs:Espacio</text:span></text:p>
            <text:p><text:span text:style-name="T4">para proyecto</text:span></text:p>
            <text:p><text:span text:style-name="T3">20:00hs</text:span></text:p>
          </table:table-cell>
          <table:table-cell office:value-type="string" calcext:value-type="string">
            <text:p><text:span text:style-name="T4">18:00hs:Espacio</text:span></text:p>
            <text:p><text:span text:style-name="T4">para proyecto</text:span></text:p>
            <text:p><text:span text:style-name="T3">20:00hs</text:span></text:p>
          </table:table-cell>
          <table:table-cell table:number-columns-repeated="2"/>
          <table:table-cell table:style-name="ce60" table:number-columns-spanned="1" table:number-rows-spanned="4"/>
          <table:table-cell/>
          <table:table-cell office:value-type="string" calcext:value-type="string">
            <text:p><text:span text:style-name="T4">18:00hs: </text:span></text:p>
            <text:p><text:span text:style-name="T4">Estudio/</text:span></text:p>
            <text:p><text:span text:style-name="T4">Trabajo</text:span></text:p>
            <text:p><text:span text:style-name="T7">20:00hs</text:span></text:p>
          </table:table-cell>
          <table:table-cell/>
          <table:table-cell office:value-type="string" calcext:value-type="string">
            <text:p><text:span text:style-name="T4">18:00hs:Espacio</text:span></text:p>
            <text:p><text:span text:style-name="T4">para proyecto</text:span></text:p>
            <text:p><text:span text:style-name="T3">20:00hs</text:span></text:p>
          </table:table-cell>
          <table:table-cell office:value-type="string" calcext:value-type="string">
            <text:p><text:span text:style-name="T4">18:00hs:Espacio</text:span></text:p>
            <text:p><text:span text:style-name="T4">para proyecto</text:span></text:p>
            <text:p><text:span text:style-name="T3">20:00hs</text:span></text:p>
          </table:table-cell>
          <table:table-cell table:number-columns-repeated="2"/>
          <table:table-cell table:style-name="ce60" table:number-columns-spanned="1" table:number-rows-spanned="4"/>
          <table:table-cell/>
          <table:table-cell office:value-type="string" calcext:value-type="string">
            <text:p><text:span text:style-name="T4">18:00hs:Estudio/</text:span></text:p>
            <text:p><text:span text:style-name="T4">Trabajo</text:span></text:p>
            <text:p><text:span text:style-name="T3">Resto del día</text:span></text:p>
          </table:table-cell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3">20:00hs</text:span></text:p>
          </table:table-cell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/>
          <table:table-cell table:style-name="ce60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3">Resto del día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/>
          <table:table-cell table:style-name="ce60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3">Resto del día</text:span></text:p>
          </table:table-cell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/>
          <table:table-cell table:style-name="ce60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3">Resto del día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/>
          <table:table-cell table:style-name="ce60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3">Resto del día</text:span></text:p>
          </table:table-cell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/>
          <table:table-cell table:style-name="ce60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3">Resto del día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/>
          <table:table-cell table:style-name="ce60" table:number-columns-spanned="1" table:number-rows-spanned="4"/>
          <table:table-cell table:number-columns-repeated="3"/>
          <table:table-cell table:style-name="ce21"/>
          <table:table-cell/>
          <table:table-cell office:value-type="string" calcext:value-type="string">
            <text:p>16:00hs:</text:p>
            <text:p>Merienda</text:p>
            <text:p>Tranquila</text:p>
            <text:p><text:span text:style-name="T3">17:30hs</text:span></text:p>
          </table:table-cell>
          <table:table-cell/>
          <table:table-cell table:style-name="ce60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3">Resto del día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6:00hs:</text:p>
            <text:p>Merienda</text:p>
            <text:p>Tranquila</text:p>
            <text:p><text:span text:style-name="T3">17:30hs</text:span></text:p>
          </table:table-cell>
          <table:table-cell/>
          <table:table-cell table:style-name="ce60" table:number-columns-spanned="1" table:number-rows-spanned="4"/>
          <table:table-cell table:number-columns-repeated="2"/>
          <table:table-cell office:value-type="string" calcext:value-type="string">
            <text:p>17:00hs:Estudio/</text:p>
            <text:p>Trabajo</text:p>
            <text:p><text:span text:style-name="T3">18:00hs</text:span></text:p>
          </table:table-cell>
          <table:table-cell table:style-name="ce21"/>
          <table:table-cell/>
          <table:table-cell office:value-type="string" calcext:value-type="string">
            <text:p>16:00hs:</text:p>
            <text:p>Merienda</text:p>
            <text:p>Tranquila</text:p>
            <text:p><text:span text:style-name="T3">17:30hs</text:span></text:p>
          </table:table-cell>
          <table:table-cell/>
          <table:table-cell table:style-name="ce60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3">Resto del día</text:span></text:p>
          </table:table-cell>
          <table:table-cell table:style-name="ce21" table:number-columns-repeated="3"/>
          <table:table-cell office:value-type="string" calcext:value-type="string">
            <text:p>16:00hs:</text:p>
            <text:p>Merienda</text:p>
            <text:p>Tranquila</text:p>
            <text:p><text:span text:style-name="T3">17:30hs</text:span></text:p>
          </table:table-cell>
          <table:table-cell/>
          <table:table-cell table:style-name="ce60" table:number-columns-spanned="1" table:number-rows-spanned="4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office:value-type="string" calcext:value-type="string">
            <text:p>20:00hs:</text:p>
            <text:p><text:span text:style-name="T4">Código</text:span></text:p>
            <text:p><text:span text:style-name="T4">Libre</text:span></text:p>
            <text:p><text:span text:style-name="T7">Resto del día</text:span></text:p>
          </table:table-cell>
          <table:table-cell office:value-type="string" calcext:value-type="string">
            <text:p>20:00hs:</text:p>
            <text:p><text:span text:style-name="T4">Código</text:span></text:p>
            <text:p><text:span text:style-name="T4">Libre</text:span></text:p>
            <text:p><text:span text:style-name="T7">Resto del día</text:span></text:p>
          </table:table-cell>
          <table:table-cell table:number-columns-repeated="2"/>
          <table:covered-table-cell/>
          <table:table-cell/>
          <table:table-cell table:style-name="ce13"/>
          <table:table-cell/>
          <table:table-cell office:value-type="string" calcext:value-type="string">
            <text:p>20:00hs:</text:p>
            <text:p><text:span text:style-name="T4">Código</text:span></text:p>
            <text:p><text:span text:style-name="T4">Libre</text:span></text:p>
            <text:p><text:span text:style-name="T7">Resto del día</text:span></text:p>
          </table:table-cell>
          <table:table-cell office:value-type="string" calcext:value-type="string">
            <text:p>20:00hs:</text:p>
            <text:p><text:span text:style-name="T4">Código</text:span></text:p>
            <text:p><text:span text:style-name="T4">Libre</text:span></text:p>
            <text:p><text:span text:style-name="T7">Resto del día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20:00hs:</text:p>
            <text:p><text:span text:style-name="T4">Código</text:span></text:p>
            <text:p><text:span text:style-name="T4">Libre</text:span></text:p>
            <text:p><text:span text:style-name="T7">Resto del día</text:span></text:p>
          </table:table-cell>
          <table:table-cell/>
          <table:table-cell office:value-type="string" calcext:value-type="string">
            <text:p>20:00hs:</text:p>
            <text:p><text:span text:style-name="T4">Código</text:span></text:p>
            <text:p><text:span text:style-name="T4">Libre</text:span></text:p>
            <text:p><text:span text:style-name="T7">Resto del día</text:span></text:p>
          </table:table-cell>
          <table:table-cell office:value-type="string" calcext:value-type="string">
            <text:p>20:00hs:</text:p>
            <text:p><text:span text:style-name="T4">Código</text:span></text:p>
            <text:p><text:span text:style-name="T4">Libre</text:span></text:p>
            <text:p><text:span text:style-name="T7">Resto del día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20:00hs:</text:p>
            <text:p><text:span text:style-name="T4">Código</text:span></text:p>
            <text:p><text:span text:style-name="T4">Libre</text:span></text:p>
            <text:p><text:span text:style-name="T7">Resto del día</text:span></text:p>
          </table:table-cell>
          <table:table-cell/>
          <table:table-cell office:value-type="string" calcext:value-type="string">
            <text:p>18:00hs:</text:p>
            <text:p><text:span text:style-name="T4">Código</text:span></text:p>
            <text:p><text:span text:style-name="T4">Libre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<text:span text:style-name="T4">Código</text:span></text:p>
            <text:p><text:span text:style-name="T4">Libre</text:span></text:p>
            <text:p><text:span text:style-name="T7">Resto del día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1:20hs</text:span></text:p>
          </table:table-cell>
          <table:table-cell office:value-type="string" calcext:value-type="string">
            <text:p><text:span text:style-name="T4">19:30hs:Espacio</text:span></text:p>
            <text:p><text:span text:style-name="T4">para proyecto</text:span></text:p>
            <text:p><text:span text:style-name="T3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35hs:</text:p>
            <text:p>Reflexión</text:p>
            <text:p><text:span text:style-name="T3">21:00hs</text:span></text:p>
          </table:table-cell>
          <table:table-cell office:value-type="string" calcext:value-type="string">
            <text:p>20:35hs:</text:p>
            <text:p>Reflexión</text:p>
            <text:p><text:span text:style-name="T3">21:00hs</text:span></text:p>
          </table:table-cell>
          <table:table-cell office:value-type="string" calcext:value-type="string">
            <text:p>20:35hs:</text:p>
            <text:p>Reflexión</text:p>
            <text:p><text:span text:style-name="T3">21:00hs</text:span></text:p>
          </table:table-cell>
          <table:table-cell office:value-type="string" calcext:value-type="string">
            <text:p><text:span text:style-name="T4">19:30hs:Espacio</text:span></text:p>
            <text:p><text:span text:style-name="T4">para proyecto</text:span></text:p>
            <text:p><text:span text:style-name="T3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19:30hs:Espacio</text:span></text:p>
            <text:p><text:span text:style-name="T4">para proyecto</text:span></text:p>
            <text:p><text:span text:style-name="T3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19:30hs:Espacio</text:span></text:p>
            <text:p><text:span text:style-name="T4">para proyecto</text:span></text:p>
            <text:p><text:span text:style-name="T3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19:30hs:Espacio</text:span></text:p>
            <text:p><text:span text:style-name="T4">para proyecto</text:span></text:p>
            <text:p><text:span text:style-name="T3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19:30hs:Espacio</text:span></text:p>
            <text:p><text:span text:style-name="T4">para proyecto</text:span></text:p>
            <text:p><text:span text:style-name="T3">21:30hs</text:span></text:p>
          </table:table-cell>
          <table:table-cell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4">18:00hs:Estudio/</text:span></text:p>
            <text:p><text:span text:style-name="T4">Trabajo</text:span></text:p>
            <text:p><text:span text:style-name="T7">Resto del día</text:span></text:p>
          </table:table-cell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</table:table-row>
        <table:table-row table:style-name="ro8"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table:style-name="ce21"/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/>
          <table:table-cell office:value-type="string" calcext:value-type="string">
            <text:p><text:span text:style-name="T4">21:00hs:Ducha</text:span></text:p>
            <text:p><text:span text:style-name="T7">2100hs</text:span></text:p>
          </table:table-cell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/>
          <table:table-cell office:value-type="string" calcext:value-type="string">
            <text:p><text:span text:style-name="T4">20:00hs:Ducha</text:span></text:p>
            <text:p><text:span text:style-name="T7">2100hs</text:span></text:p>
          </table:table-cell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1:00hs:</text:p>
            <text:p>Estudio/Trabajo</text:p>
            <text:p><text:span text:style-name="T3">22:3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3">18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17:30hs:Regar el</text:p>
            <text:p>Jardín</text:p>
            <text:p><text:span text:style-name="T3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3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3">18:00hs</text:span></text:p>
          </table:table-cell>
          <table:table-cell/>
          <table:covered-table-cell/>
        </table:table-row>
        <table:table-row table:style-name="ro8">
          <table:table-cell table:number-columns-repeated="2"/>
          <table:table-cell office:value-type="string" calcext:value-type="string">
            <text:p>20:00hs:Baño</text:p>
            <text:p><text:span text:style-name="T3">2100hs</text:span></text:p>
          </table:table-cell>
          <table:table-cell/>
          <table:table-cell table:style-name="Default"/>
          <table:table-cell table:number-columns-repeated="2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3">2100hs</text:span></text:p>
          </table:table-cell>
          <table:table-cell table:number-columns-repeated="4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3">2100hs</text:span></text:p>
          </table:table-cell>
          <table:table-cell table:number-columns-repeated="4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3">2100hs</text:span></text:p>
          </table:table-cell>
          <table:table-cell table:number-columns-repeated="4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3">2100hs</text:span></text:p>
          </table:table-cell>
          <table:table-cell table:number-columns-repeated="4"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3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3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3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3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3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3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21"/>
          <table:table-cell/>
          <table:covered-table-cell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21"/>
          <table:table-cell/>
          <table:covered-table-cell/>
        </table:table-row>
        <table:table-row table:style-name="ro5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2"/>
          <table:covered-table-cell table:style-name="ce32" office:value-type="string" calcext:value-type="string">
            <text:p>2100hs</text:p>
          </table:covered-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</table:table-row>
        <table:table-row table:style-name="ro7"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2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2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/>
          <table:table-cell table:style-name="ce10" office:value-type="string" calcext:value-type="string">
            <text:p><text:span text:style-name="T4">23:30hs</text:span></text:p>
            <text:p><text:span text:style-name="T4">-</text:span></text:p>
            <text:p><text:span text:style-name="T4">01:00hs</text:span></text:p>
          </table:table-cell>
          <table:table-cell table:style-name="ce19" office:value-type="string" calcext:value-type="string">
            <text:p>00:00hs</text:p>
            <text:p>-</text:p>
            <text:p>02:3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00:00hs</text:p>
            <text:p>-</text:p>
            <text:p>02:30hs</text:p>
          </table:table-cell>
          <table:table-cell table:style-name="ce19" office:value-type="string" calcext:value-type="string">
            <text:p>00:00hs</text:p>
            <text:p>-</text:p>
            <text:p>02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29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4">23:00hs</text:span></text:p>
            <text:p><text:span text:style-name="T4">-</text:span></text:p>
            <text:p><text:span text:style-name="T4">00:3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29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4">23:00hs</text:span></text:p>
            <text:p><text:span text:style-name="T4">-</text:span></text:p>
            <text:p><text:span text:style-name="T4">00:3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29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4">23:00hs</text:span></text:p>
            <text:p><text:span text:style-name="T4">-</text:span></text:p>
            <text:p><text:span text:style-name="T4">00:3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29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29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29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29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29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29" office:value-type="string" calcext:value-type="string">
            <text:p>22:30hs</text:p>
            <text:p>-</text:p>
            <text:p>23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29" office:value-type="string" calcext:value-type="string">
            <text:p>22:30hs</text:p>
            <text:p>-</text:p>
            <text:p>23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4">19:00hs</text:span></text:p>
            <text:p><text:span text:style-name="T4">-</text:span></text:p>
            <text:p><text:span text:style-name="T4">20:00hs</text:span></text:p>
          </table:table-cell>
          <table:table-cell table:style-name="ce19" office:value-type="string" calcext:value-type="string">
            <text:p>21:30hs</text:p>
            <text:p>-</text:p>
            <text:p>22:00hs</text:p>
          </table:table-cell>
          <table:table-cell table:style-name="ce29" office:value-type="string" calcext:value-type="string">
            <text:p>21:30hs</text:p>
            <text:p>-</text:p>
            <text:p>2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4">21:00hs</text:span></text:p>
            <text:p><text:span text:style-name="T4">-</text:span></text:p>
            <text:p><text:span text:style-name="T4">22:00hs</text:span></text:p>
          </table:table-cell>
          <table:table-cell table:style-name="ce19" office:value-type="string" calcext:value-type="string">
            <text:p>21:30hs</text:p>
            <text:p>-</text:p>
            <text:p>22:00hs</text:p>
          </table:table-cell>
          <table:table-cell table:style-name="ce29" office:value-type="string" calcext:value-type="string">
            <text:p>21:30hs</text:p>
            <text:p>-</text:p>
            <text:p>2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4">19:00hs</text:span></text:p>
            <text:p><text:span text:style-name="T4">-</text:span></text:p>
            <text:p><text:span text:style-name="T4">20:00hs</text:span></text:p>
          </table:table-cell>
          <table:table-cell table:style-name="ce19" office:value-type="string" calcext:value-type="string">
            <text:p>21:30hs</text:p>
            <text:p>-</text:p>
            <text:p>22:00hs</text:p>
          </table:table-cell>
          <table:table-cell table:style-name="ce29" office:value-type="string" calcext:value-type="string">
            <text:p>21:30hs</text:p>
            <text:p>-</text:p>
            <text:p>2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4">19:00hs</text:span></text:p>
            <text:p><text:span text:style-name="T4">-</text:span></text:p>
            <text:p><text:span text:style-name="T4">20:00hs</text:span></text:p>
          </table:table-cell>
          <table:table-cell table:style-name="ce19" office:value-type="string" calcext:value-type="string">
            <text:p>21:00hs</text:p>
            <text:p>-</text:p>
            <text:p>22:00hs</text:p>
          </table:table-cell>
          <table:table-cell table:style-name="ce29" office:value-type="string" calcext:value-type="string">
            <text:p>21:30hs</text:p>
            <text:p>-</text:p>
            <text:p>22:00hs</text:p>
          </table:table-cell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2">
          <table:table-cell/>
          <table:table-cell table:style-name="ce11" office:value-type="string" calcext:value-type="string" table:number-columns-spanned="127" table:number-rows-spanned="1">
            <text:p>Patrón Épsilon [Eficiencia (...)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Suspensión (nivel 1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Piloto (nivel 2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spuesta (nivel 3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itmo (nivel 3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Calor (nivel 4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 (Nivel 5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I (Nivel 5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 (Nivel 6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I (Nivel 6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 (Nivel 7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I (Nivel 7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 (Nivel 8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I (Nivel 8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 (Nivel 9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I (Nivel 9) [PATRÓN ÉPSILON]</text:p>
          </table:table-cell>
          <table:covered-table-cell table:number-columns-repeated="5" table:style-name="ce14"/>
          <table:covered-table-cell table:style-name="ce23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</table:table-row>
        <table:table-row table:style-name="ro4">
          <table:table-cell/>
          <table:table-cell table:style-name="ce6" office:value-type="string" calcext:value-type="string">
            <text:p>Día Libre</text:p>
          </table:table-cell>
          <table:table-cell table:number-columns-repeated="4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solicitado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3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</table:table-row>
        <table:table-row table:style-name="ro5"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17"/>
          <table:covered-table-cell table:style-name="ce26"/>
        </table:table-row>
        <table:table-row table:style-name="ro10">
          <table:table-cell table:style-name="ce1"/>
          <table:table-cell table:style-name="ce12"/>
          <table:table-cell table:style-name="ce20" table:number-columns-repeated="5"/>
          <table:table-cell table:style-name="ce30" office:value-type="string" calcext:value-type="string">
            <text:p>Recuperar la mayor</text:p>
            <text:p>Cantidad de </text:p>
            <text:p>Energías posibles</text:p>
          </table:table-cell>
          <table:table-cell/>
          <table:table-cell table:style-name="ce12"/>
          <table:table-cell table:style-name="ce20"/>
          <table:table-cell table:style-name="ce20" office:value-type="string" calcext:value-type="string">
            <text:p>Estudio/Trabajo</text:p>
          </table:table-cell>
          <table:table-cell table:style-name="ce20" table:number-columns-repeated="3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/>
          <table:table-cell table:style-name="ce20"/>
          <table:table-cell table:style-name="ce20" office:value-type="string" calcext:value-type="string">
            <text:p><text:span text:style-name="T4">Espacio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table:number-columns-repeated="2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<text:span text:style-name="T4">Atender </text:span></text:p>
            <text:p><text:span text:style-name="T4">Necesidades</text:span></text:p>
            <text:p><text:span text:style-name="T4">Urgentes de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Atender </text:span></text:p>
            <text:p><text:span text:style-name="T4">Necesidades</text:span></text:p>
            <text:p><text:span text:style-name="T4">Urgentes de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Atender </text:span></text:p>
            <text:p><text:span text:style-name="T4">Necesidades</text:span></text:p>
            <text:p><text:span text:style-name="T4">Urgentes de</text:span></text:p>
            <text:p><text:span text:style-name="T4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Estudio/Trabajo</text:p>
          </table:table-cell>
          <table:table-cell table:style-name="ce20" office:value-type="string" calcext:value-type="string">
            <text:p>Atender </text:p>
            <text:p>Necesidades</text:p>
            <text:p>Urgentes de</text:p>
            <text:p><text:span text:style-name="T4">Estudio/Trabajo</text:span></text:p>
          </table:table-cell>
          <table:table-cell table:style-name="ce20" office:value-type="string" calcext:value-type="string">
            <text:p>Espacio </text:p>
            <text:p>Para 1 proyecto</text:p>
            <text:p><text:span text:style-name="T4">Estudio/Trabajo</text:span></text:p>
          </table:table-cell>
          <table:table-cell table:style-name="ce20" office:value-type="string" calcext:value-type="string">
            <text:p>Espacio </text:p>
            <text:p>Para 1 proyecto</text:p>
            <text:p><text:span text:style-name="T4">Estudio/Trabajo</text:span></text:p>
          </table:table-cell>
          <table:table-cell table:style-name="ce20" table:number-columns-repeated="2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Estudio/Trabajo</text:p>
          </table:table-cell>
          <table:table-cell table:style-name="ce20"/>
          <table:table-cell table:style-name="ce20" office:value-type="string" calcext:value-type="string">
            <text:p>Espacio </text:p>
            <text:p>Para 1 proyecto</text:p>
            <text:p><text:span text:style-name="T4">Estudio/Trabajo</text:span></text:p>
          </table:table-cell>
          <table:table-cell table:style-name="ce20" office:value-type="string" calcext:value-type="string">
            <text:p>Espacio </text:p>
            <text:p>Para 1 proyecto</text:p>
            <text:p><text:span text:style-name="T4">Estudio/Trabajo</text:span></text:p>
          </table:table-cell>
          <table:table-cell table:style-name="ce20" table:number-columns-repeated="2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Estudio/Trabajo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2 proyectos</text:span></text:p>
            <text:p><text:span text:style-name="T4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4">Espacio </text:span></text:p>
            <text:p><text:span text:style-name="T4">Para 2 proyectos</text:span></text:p>
            <text:p><text:span text:style-name="T4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2 proyectos</text:span></text:p>
            <text:p><text:span text:style-name="T4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4">Espacio </text:span></text:p>
            <text:p><text:span text:style-name="T4">Para 2 proyectos</text:span></text:p>
            <text:p><text:span text:style-name="T4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/>
          <table:table-cell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/>
          <table:table-cell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2 proyectos</text:span></text:p>
            <text:p><text:span text:style-name="T4">Estudio/Trabajo</text:span></text:p>
          </table:table-cell>
          <table:table-cell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number-columns-repeated="2"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</table:table-row>
        <table:table-row table:style-name="ro8">
          <table:table-cell/>
          <table:table-cell table:style-name="ce13"/>
          <table:table-cell/>
          <table:table-cell table:style-name="ce21"/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table:style-name="ce21" table:number-columns-repeated="2"/>
          <table:table-cell table:style-name="ce60" table:number-columns-spanned="1" table:number-rows-spanned="10"/>
          <table:table-cell table:number-columns-repeated="3"/>
          <table:table-cell table:style-name="ce21"/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table:number-columns-repeated="2"/>
          <table:table-cell table:style-name="ce60" table:number-columns-spanned="1" table:number-rows-spanned="10"/>
          <table:table-cell table:number-columns-repeated="3"/>
          <table:table-cell table:style-name="ce21"/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table:number-columns-repeated="2"/>
          <table:table-cell table:style-name="ce60" table:number-columns-spanned="1" table:number-rows-spanned="10"/>
          <table:table-cell/>
          <table:table-cell table:style-name="ce13"/>
          <table:table-cell table:style-name="ce21" table:number-columns-repeated="2"/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table:style-name="ce21" table:number-columns-repeated="2"/>
          <table:table-cell table:style-name="ce60" table:number-columns-spanned="1" table:number-rows-spanned="10"/>
          <table:table-cell/>
          <table:table-cell table:style-name="ce13"/>
          <table:table-cell table:style-name="ce21" table:number-columns-repeated="2"/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table:style-name="ce21" table:number-columns-repeated="2"/>
          <table:table-cell table:style-name="ce60" table:number-columns-spanned="1" table:number-rows-spanned="10"/>
          <table:table-cell table:number-columns-repeated="4"/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table:number-columns-repeated="2"/>
          <table:table-cell table:style-name="ce60" table:number-columns-spanned="1" table:number-rows-spanned="10"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table:number-columns-repeated="2"/>
          <table:table-cell table:style-name="ce60" table:number-columns-spanned="1" table:number-rows-spanned="10"/>
          <table:table-cell table:number-columns-repeated="4"/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table:number-columns-repeated="2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/>
          <table:table-cell office:value-type="string" calcext:value-type="string">
            <text:p>09:30hs:Desayuno</text:p>
            <text:p><text:span text:style-name="T3">10:30hs</text:span></text:p>
          </table:table-cell>
          <table:table-cell table:number-columns-repeated="5"/>
          <table:table-cell table:style-name="ce60" table:number-columns-spanned="1" table:number-rows-spanned="10"/>
          <table:table-cell/>
          <table:table-cell table:style-name="ce13"/>
          <table:table-cell table:number-columns-repeated="5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</table:table-row>
        <table:table-row table:style-name="ro7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table:number-columns-repeated="4"/>
          <table:covered-table-cell/>
          <table:table-cell table:number-columns-repeated="2"/>
          <table:table-cell table:style-name="Default"/>
          <table:table-cell table:style-name="ce21" table:number-columns-repeated="2"/>
          <table:table-cell table:style-name="Default"/>
          <table:table-cell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table:style-name="Default"/>
          <table:table-cell/>
          <table:table-cell table:style-name="Default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13" office:value-type="string" calcext:value-type="string">
            <text:p><text:span text:style-name="T4">10:30hs:</text:span></text:p>
            <text:p><text:span text:style-name="T4">Código</text:span></text:p>
            <text:p><text:span text:style-name="T4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/>
          <table:table-cell table:style-name="ce13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4"/>
          <table:table-cell table:style-name="ce21"/>
          <table:table-cell table:number-columns-repeated="2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4"/>
          <table:table-cell table:style-name="ce21"/>
          <table:table-cell table:number-columns-repeated="2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4"/>
          <table:table-cell table:style-name="ce21"/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 table:number-columns-repeated="2"/>
          <table:table-cell table:number-columns-repeated="2"/>
          <table:covered-table-cell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5"/>
          <table:table-cell table:style-name="Default"/>
          <table:table-cell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 table:number-columns-repeated="7"/>
          <table:covered-table-cell/>
          <table:table-cell/>
          <table:table-cell table:style-name="ce13"/>
          <table:table-cell table:number-columns-repeated="4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7"/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table:style-name="ce13"/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table:style-name="ce13"/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table:number-columns-repeated="5"/>
          <table:covered-table-cell/>
          <table:table-cell/>
          <table:table-cell table:style-name="ce13"/>
          <table:table-cell office:value-type="string" calcext:value-type="string">
            <text:p>16:00hs: Galactic</text:p>
            <text:p>Gym</text:p>
            <text:p><text:span text:style-name="T3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3">17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7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7:30hs</text:span></text:p>
          </table:table-cell>
          <table:table-cell table:number-columns-repeated="2"/>
          <table:covered-table-cell/>
          <table:table-cell/>
          <table:table-cell table:style-name="ce13"/>
          <table:table-cell office:value-type="string" calcext:value-type="string">
            <text:p>16:00hs: Galactic</text:p>
            <text:p>Gym</text:p>
            <text:p><text:span text:style-name="T3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3">17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3">17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3">17:30hs</text:span></text:p>
          </table:table-cell>
          <table:table-cell table:number-columns-repeated="2"/>
          <table:covered-table-cell/>
        </table:table-row>
        <table:table-row table:style-name="ro7"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style-name="Default"/>
          <table:table-cell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style-name="Default"/>
          <table:table-cell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style-name="Default"/>
          <table:table-cell table:number-columns-repeated="4"/>
          <table:covered-table-cell/>
          <table:table-cell table:number-columns-repeated="2"/>
          <table:table-cell office:value-type="string" calcext:value-type="string">
            <text:p>14:30hs: Galactic</text:p>
            <text:p>Gym</text:p>
            <text:p><text:span text:style-name="T3">16:30hs</text:span></text:p>
          </table:table-cell>
          <table:table-cell table:number-columns-repeated="2"/>
          <table:table-cell table:style-name="Default"/>
          <table:table-cell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number-columns-repeated="5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style-name="Default"/>
          <table:table-cell table:number-columns-repeated="4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7:30hs:Baño</text:p>
            <text:p><text:span text:style-name="T3">18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style-name="Default"/>
          <table:table-cell/>
          <table:table-cell office:value-type="string" calcext:value-type="string">
            <text:p>17:30hs:Baño</text:p>
            <text:p><text:span text:style-name="T3">18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7:30hs:Baño</text:p>
            <text:p><text:span text:style-name="T3">18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number-columns-repeated="2"/>
          <table:table-cell office:value-type="string" calcext:value-type="string">
            <text:p>17:30hs:Baño</text:p>
            <text:p><text:span text:style-name="T3">18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7:30hs:Baño</text:p>
            <text:p><text:span text:style-name="T3">18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number-columns-repeated="2"/>
          <table:table-cell office:value-type="string" calcext:value-type="string">
            <text:p>17:30hs:Baño</text:p>
            <text:p><text:span text:style-name="T3">18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7:30hs:Baño</text:p>
            <text:p><text:span text:style-name="T3">18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number-columns-repeated="2"/>
          <table:table-cell office:value-type="string" calcext:value-type="string">
            <text:p>17:30hs:Baño</text:p>
            <text:p><text:span text:style-name="T3">18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7:30hs:Baño</text:p>
            <text:p><text:span text:style-name="T3">18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number-columns-repeated="2"/>
          <table:table-cell office:value-type="string" calcext:value-type="string">
            <text:p>17:30hs:Baño</text:p>
            <text:p><text:span text:style-name="T3">18:30hs</text:span></text:p>
          </table:table-cell>
          <table:table-cell table:number-columns-repeated="2"/>
          <table:covered-table-cell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4">17:30hs:Baño</text:span></text:p>
            <text:p><text:span text:style-name="T7">18:30hs</text:span></text:p>
          </table:table-cell>
          <table:table-cell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/>
          <table:table-cell table:style-name="Default"/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4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4"/>
          <table:covered-table-cell/>
        </table:table-row>
        <table:table-row table:style-name="ro8"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5:35hs:</text:p>
            <text:p>Reflexión</text:p>
            <text:p><text:span text:style-name="T3">16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table:number-columns-repeated="3"/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table:number-columns-repeated="3"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table:number-columns-repeated="2"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table:number-columns-repeated="3"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table:number-columns-repeated="3"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table:number-columns-repeated="3"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</table:table-row>
        <table:table-row table:style-name="ro8">
          <table:table-cell table:number-columns-repeated="7"/>
          <table:table-cell table:style-name="ce31" table:number-columns-spanned="1" table:number-rows-spanned="4"/>
          <table:table-cell table:number-columns-repeated="7"/>
          <table:table-cell table:style-name="ce31" table:number-columns-spanned="1" table:number-rows-spanned="4"/>
          <table:table-cell table:number-columns-repeated="7"/>
          <table:table-cell table:style-name="ce31" table:number-columns-spanned="1" table:number-rows-spanned="4"/>
          <table:table-cell table:number-columns-repeated="2"/>
          <table:table-cell table:style-name="Default"/>
          <table:table-cell table:number-columns-repeated="4"/>
          <table:table-cell table:style-name="ce31" table:number-columns-spanned="1" table:number-rows-spanned="4"/>
          <table:table-cell table:number-columns-repeated="7"/>
          <table:table-cell table:style-name="ce31" table:number-columns-spanned="1" table:number-rows-spanned="4"/>
          <table:table-cell table:number-columns-repeated="7"/>
          <table:table-cell table:style-name="ce31" table:number-columns-spanned="1" table:number-rows-spanned="4"/>
          <table:table-cell/>
          <table:table-cell table:style-name="ce13"/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3">20:00hs</text:span></text:p>
          </table:table-cell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table:number-columns-repeated="2"/>
          <table:table-cell table:style-name="ce31" table:number-columns-spanned="1" table:number-rows-spanned="4"/>
          <table:table-cell/>
          <table:table-cell table:style-name="ce13"/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31" table:number-columns-spanned="1" table:number-rows-spanned="4"/>
          <table:table-cell table:number-columns-repeated="2"/>
          <table:table-cell table:style-name="ce21" table:number-columns-repeated="3"/>
          <table:table-cell table:number-columns-repeated="2"/>
          <table:table-cell table:style-name="ce31" table:number-columns-spanned="1" table:number-rows-spanned="4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 table:number-columns-repeated="2"/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4"/>
          <table:table-cell table:style-name="Default"/>
          <table:table-cell table:number-columns-repeated="2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1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20:35hs:</text:p>
            <text:p>Reflexión</text:p>
            <text:p><text:span text:style-name="T3">21:00hs</text:span></text:p>
          </table:table-cell>
          <table:table-cell office:value-type="string" calcext:value-type="string">
            <text:p>20:35hs:</text:p>
            <text:p>Reflexión</text:p>
            <text:p><text:span text:style-name="T3">21:00hs</text:span></text:p>
          </table:table-cell>
          <table:table-cell office:value-type="string" calcext:value-type="string">
            <text:p>20:35hs:</text:p>
            <text:p>Reflexión</text:p>
            <text:p><text:span text:style-name="T3">21:0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</table:table-row>
        <table:table-row table:style-name="ro8"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/>
          <table:table-cell office:value-type="string" calcext:value-type="string">
            <text:p><text:span text:style-name="T4">21:00hs:Ducha</text:span></text:p>
            <text:p><text:span text:style-name="T7">2100hs</text:span></text:p>
          </table:table-cell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/>
          <table:table-cell office:value-type="string" calcext:value-type="string">
            <text:p><text:span text:style-name="T4">20:00hs:Ducha</text:span></text:p>
            <text:p><text:span text:style-name="T7">2100hs</text:span></text:p>
          </table:table-cell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3">18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17:30hs:Regar el</text:p>
            <text:p>Jardín</text:p>
            <text:p><text:span text:style-name="T3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3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3">18:00hs</text:span></text:p>
          </table:table-cell>
          <table:table-cell/>
          <table:covered-table-cell/>
        </table:table-row>
        <table:table-row table:style-name="ro8"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3">2100hs</text:span></text:p>
          </table:table-cell>
          <table:table-cell table:style-name="ce19"/>
          <table:table-cell table:style-name="ce22"/>
          <table:table-cell table:style-name="ce19" table:number-columns-repeated="2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3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3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3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3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3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table:style-name="ce19"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19"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33"/>
          <table:table-cell table:style-name="ce19"/>
          <table:covered-table-cell/>
          <table:table-cell/>
          <table:table-cell table:style-name="ce10"/>
          <table:table-cell table:style-name="ce19" table:number-columns-repeated="3"/>
          <table:table-cell table:style-name="ce33"/>
          <table:table-cell table:style-name="ce19"/>
          <table:covered-table-cell/>
          <table:table-cell/>
          <table:table-cell table:style-name="ce10"/>
          <table:table-cell table:style-name="ce19"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19"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19"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33"/>
          <table:table-cell table:style-name="ce19"/>
          <table:covered-table-cell/>
          <table:table-cell/>
          <table:table-cell table:style-name="ce10"/>
          <table:table-cell table:style-name="ce19"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19"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19"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33"/>
          <table:table-cell table:style-name="ce19"/>
          <table:covered-table-cell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2">
          <table:table-cell/>
          <table:table-cell table:style-name="ce11" office:value-type="string" calcext:value-type="string" table:number-columns-spanned="127" table:number-rows-spanned="1">
            <text:p>Patrón Delta [Eficiencia (...)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Suspensión (nivel 1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Piloto (nivel 2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8">Horario de rutina técnico: Ritmo </text:span>(nivel 3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spuesta (nivel 3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Calor (nivel 4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 (Nivel 5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I (Nivel 5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 (Nivel 6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I (Nivel 6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 (Nivel 7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I (Nivel 7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 (Nivel 8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I (Nivel 8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 (Nivel 9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I (Nivel 9) [PATRÓN DELTA]</text:p>
          </table:table-cell>
          <table:covered-table-cell table:number-columns-repeated="5" table:style-name="ce14"/>
          <table:covered-table-cell table:style-name="ce23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</table:table-row>
        <table:table-row table:style-name="ro4">
          <table:table-cell/>
          <table:table-cell table:style-name="ce6" office:value-type="string" calcext:value-type="string">
            <text:p>Día Libre</text:p>
          </table:table-cell>
          <table:table-cell table:number-columns-repeated="4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</table:table-row>
        <table:table-row table:style-name="ro5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</table:table-row>
        <table:table-row table:style-name="ro11">
          <table:table-cell table:style-name="ce1"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08:30hs</text:span></text:p>
            <text:p><text:span text:style-name="T4">-</text:span></text:p>
            <text:p><text:span text:style-name="T4">09:1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08:30hs</text:span></text:p>
            <text:p><text:span text:style-name="T4">-</text:span></text:p>
            <text:p><text:span text:style-name="T4">09:1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08:30hs</text:span></text:p>
            <text:p><text:span text:style-name="T4">-</text:span></text:p>
            <text:p><text:span text:style-name="T4">09:1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08:30hs</text:span></text:p>
            <text:p><text:span text:style-name="T4">-</text:span></text:p>
            <text:p><text:span text:style-name="T4">09:1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 table:number-columns-repeated="9"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08:30hs</text:span></text:p>
            <text:p><text:span text:style-name="T4">-</text:span></text:p>
            <text:p><text:span text:style-name="T4">09:1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 table:number-columns-repeated="9"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 table:number-columns-repeated="48"/>
        </table:table-row>
        <table:table-row table:style-name="ro12">
          <table:table-cell table:number-columns-repeated="7"/>
          <table:table-cell table:style-name="ce60" table:number-columns-spanned="1" table:number-rows-spanned="10"/>
          <table:table-cell/>
          <table:table-cell office:value-type="string" calcext:value-type="string">
            <text:p><text:span text:style-name="T4">11:30hs:Desayuno</text:span></text:p>
            <text:p><text:span text:style-name="T7">12:00hs</text:span></text:p>
          </table:table-cell>
          <table:table-cell/>
          <table:table-cell office:value-type="string" calcext:value-type="string">
            <text:p>11:30hs:Desayuno</text:p>
            <text:p><text:span text:style-name="T3">12:0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office:value-type="string" calcext:value-type="string">
            <text:p><text:span text:style-name="T4">11:30hs:Desayuno</text:span></text:p>
            <text:p><text:span text:style-name="T7">12:00hs</text:span></text:p>
          </table:table-cell>
          <table:table-cell office:value-type="string" calcext:value-type="string">
            <text:p><text:span text:style-name="T4">11:30hs:Desayuno</text:span></text:p>
            <text:p><text:span text:style-name="T7">12:00hs</text:span></text:p>
          </table:table-cell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/>
          <table:table-cell office:value-type="string" calcext:value-type="string">
            <text:p>09:30hs:Desayuno</text:p>
            <text:p><text:span text:style-name="T3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3">09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3">08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table:style-name="ce60" table:number-columns-spanned="1" table:number-rows-spanned="10"/>
          <table:table-cell/>
          <table:table-cell office:value-type="string" calcext:value-type="string">
            <text:p>09:30hs:Desayuno</text:p>
            <text:p><text:span text:style-name="T3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3">09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3">08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</table:table-row>
        <table:table-row table:style-name="ro12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office:value-type="string" calcext:value-type="string">
            <text:p>10:00hs:</text:p>
            <text:p>Espacio de</text:p>
            <text:p>Juego</text:p>
            <text:p><text:span text:style-name="T3">14:30hs</text:span></text:p>
          </table:table-cell>
          <table:table-cell office:value-type="string" calcext:value-type="string">
            <text:p>10:00hs:</text:p>
            <text:p>Espacio de</text:p>
            <text:p>Juego</text:p>
            <text:p><text:span text:style-name="T3">14:30hs</text:span></text:p>
          </table:table-cell>
          <table:table-cell table:style-name="Default"/>
          <table:table-cell office:value-type="string" calcext:value-type="string">
            <text:p>10:00hs:</text:p>
            <text:p>Espacio de</text:p>
            <text:p>Juego</text:p>
            <text:p><text:span text:style-name="T3">14:30hs</text:span></text:p>
          </table:table-cell>
          <table:table-cell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office:value-type="string" calcext:value-type="string">
            <text:p><text:span text:style-name="T4">08:30hs:</text:span></text:p>
            <text:p><text:span text:style-name="T4">Espacio de</text:span></text:p>
            <text:p><text:span text:style-name="T4">Juego</text:span></text:p>
            <text:p><text:span text:style-name="T7">10:00hs</text:span></text:p>
          </table:table-cell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table:number-columns-repeated="4"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table:style-name="ce21" table:number-columns-repeated="2"/>
          <table:table-cell table:number-columns-repeated="2"/>
          <table:covered-table-cell/>
          <table:table-cell/>
          <table:table-cell office:value-type="string" calcext:value-type="string">
            <text:p><text:span text:style-name="T4">10:30hs:</text:span></text:p>
            <text:p><text:span text:style-name="T4">Código Libre </text:span></text:p>
            <text:p><text:span text:style-name="T7">11:50hs</text:span></text:p>
          </table:table-cell>
          <table:table-cell office:value-type="string" calcext:value-type="string">
            <text:p><text:span text:style-name="T4">09:30hs:</text:span></text:p>
            <text:p><text:span text:style-name="T4">Código Libre </text:span></text:p>
            <text:p><text:span text:style-name="T7">10:50hs</text:span></text:p>
          </table:table-cell>
          <table:table-cell office:value-type="string" calcext:value-type="string">
            <text:p><text:span text:style-name="T4">10:30hs:</text:span></text:p>
            <text:p><text:span text:style-name="T4">Código Libre </text:span></text:p>
            <text:p><text:span text:style-name="T7">11:35hs</text:span></text:p>
          </table:table-cell>
          <table:table-cell table:number-columns-repeated="3"/>
          <table:covered-table-cell/>
          <table:table-cell/>
          <table:table-cell table:style-name="ce13"/>
          <table:table-cell/>
          <table:table-cell office:value-type="string" calcext:value-type="string">
            <text:p><text:span text:style-name="T4">10:30hs:</text:span></text:p>
            <text:p><text:span text:style-name="T4">Código Libre </text:span></text:p>
            <text:p><text:span text:style-name="T7">11:35hs</text:span></text:p>
          </table:table-cell>
          <table:table-cell office:value-type="string" calcext:value-type="string">
            <text:p><text:span text:style-name="T4">08:30hs:Estudio/</text:span></text:p>
            <text:p><text:span text:style-name="T4">trabajo</text:span></text:p>
            <text:p><text:span text:style-name="T7">10:50hs</text:span></text:p>
          </table:table-cell>
          <table:table-cell office:value-type="string" calcext:value-type="string">
            <text:p><text:span text:style-name="T4">10:30hs:</text:span></text:p>
            <text:p><text:span text:style-name="T4">Código Libre </text:span></text:p>
            <text:p><text:span text:style-name="T7">11:35hs</text:span></text:p>
          </table:table-cell>
          <table:table-cell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4">10:30hs:</text:span></text:p>
            <text:p><text:span text:style-name="T4">Espacio de</text:span></text:p>
            <text:p><text:span text:style-name="T4">Juego</text:span></text:p>
            <text:p><text:span text:style-name="T7">-11:30hs-</text:span></text:p>
          </table:table-cell>
          <table:table-cell/>
          <table:table-cell office:value-type="string" calcext:value-type="string">
            <text:p><text:span text:style-name="T4">10:30hs:</text:span></text:p>
            <text:p><text:span text:style-name="T4">Espacio de</text:span></text:p>
            <text:p><text:span text:style-name="T4">Juego</text:span></text:p>
            <text:p><text:span text:style-name="T7">11:35hs</text:span></text:p>
          </table:table-cell>
          <table:table-cell office:value-type="string" calcext:value-type="string">
            <text:p><text:span text:style-name="T4">10:30hs:</text:span></text:p>
            <text:p><text:span text:style-name="T4">Espacio de</text:span></text:p>
            <text:p><text:span text:style-name="T4">Juego</text:span></text:p>
            <text:p><text:span text:style-name="T7">12:00hs</text:span></text:p>
          </table:table-cell>
          <table:table-cell/>
          <table:table-cell table:style-name="Default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4">07:30hs:</text:span></text:p>
            <text:p><text:span text:style-name="T4">Galactic</text:span></text:p>
            <text:p><text:span text:style-name="T4">Gym</text:span></text:p>
            <text:p><text:span text:style-name="T7">09:00hs</text:span></text:p>
          </table:table-cell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</table:table-row>
        <table:table-row table:style-name="ro12">
          <table:table-cell table:number-columns-repeated="7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5"/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 office:value-type="string" calcext:value-type="string">
            <text:p><text:span text:style-name="T4">11:00hs:Estudio/</text:span></text:p>
            <text:p><text:span text:style-name="T4">Trabajo o</text:span></text:p>
            <text:p><text:span text:style-name="T4"> Código Libre</text:span></text:p>
            <text:p><text:span text:style-name="T3">11:35hs</text:span></text:p>
          </table:table-cell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table:number-columns-repeated="2"/>
          <table:table-cell office:value-type="string" calcext:value-type="string">
            <text:p><text:span text:style-name="T4">10:30hs:</text:span></text:p>
            <text:p><text:span text:style-name="T4">Espacio de</text:span></text:p>
            <text:p><text:span text:style-name="T4">Juego</text:span></text:p>
            <text:p><text:span text:style-name="T7">11:00hs</text:span></text:p>
          </table:table-cell>
          <table:table-cell/>
          <table:covered-table-cell/>
          <table:table-cell table:number-columns-repeated="4"/>
          <table:table-cell office:value-type="string" calcext:value-type="string">
            <text:p><text:span text:style-name="T4">10:50hs: </text:span></text:p>
            <text:p><text:span text:style-name="T4">Código Libre</text:span></text:p>
            <text:p><text:span text:style-name="T3">11:35hs</text:span></text:p>
          </table:table-cell>
          <table:table-cell office:value-type="string" calcext:value-type="string">
            <text:p><text:span text:style-name="T4">10:30hs:</text:span></text:p>
            <text:p><text:span text:style-name="T4">Espacio de</text:span></text:p>
            <text:p><text:span text:style-name="T4">Juego</text:span></text:p>
            <text:p><text:span text:style-name="T7">11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table:style-name="ce21"/>
          <table:table-cell table:number-columns-repeated="3"/>
          <table:covered-table-cell/>
          <table:table-cell table:number-columns-repeated="4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table:style-name="ce21"/>
          <table:table-cell table:number-columns-repeated="3"/>
          <table:covered-table-cell/>
          <table:table-cell table:number-columns-repeated="4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2"/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covered-table-cell/>
          <table:table-cell table:number-columns-repeated="3"/>
          <table:table-cell table:style-name="ce21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table:number-columns-repeated="2"/>
          <table:covered-table-cell/>
        </table:table-row>
        <table:table-row table:style-name="ro12"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4">11:30hs:</text:span></text:p>
            <text:p><text:span text:style-name="T4">Espacio de</text:span></text:p>
            <text:p><text:span text:style-name="T4">Juego</text:span></text:p>
            <text:p><text:span text:style-name="T7">14:30hs</text:span></text:p>
          </table:table-cell>
          <table:table-cell office:value-type="string" calcext:value-type="string">
            <text:p>11:30hs:</text:p>
            <text:p>Espacio de</text:p>
            <text:p>Juego</text:p>
            <text:p><text:span text:style-name="T3">14:30hs</text:span></text:p>
          </table:table-cell>
          <table:table-cell office:value-type="string" calcext:value-type="string">
            <text:p><text:span text:style-name="T4">11:30hs:</text:span></text:p>
            <text:p><text:span text:style-name="T4">Espacio de</text:span></text:p>
            <text:p><text:span text:style-name="T4">Juego</text:span></text:p>
            <text:p><text:span text:style-name="T7">14:30hs</text:span></text:p>
          </table:table-cell>
          <table:table-cell office:value-type="string" calcext:value-type="string">
            <text:p><text:span text:style-name="T4">08:30hs:</text:span></text:p>
            <text:p><text:span text:style-name="T4">Espacio de</text:span></text:p>
            <text:p><text:span text:style-name="T4">Juego</text:span></text:p>
            <text:p><text:span text:style-name="T7">14:30hs</text:span></text:p>
          </table:table-cell>
          <table:table-cell office:value-type="string" calcext:value-type="string">
            <text:p><text:span text:style-name="T4">11:30hs:</text:span></text:p>
            <text:p><text:span text:style-name="T4">Espacio de</text:span></text:p>
            <text:p><text:span text:style-name="T4">Juego</text:span></text:p>
            <text:p><text:span text:style-name="T7">14:3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4">11:30hs:</text:span></text:p>
            <text:p><text:span text:style-name="T4">Espacio de</text:span></text:p>
            <text:p><text:span text:style-name="T4">Juego</text:span></text:p>
            <text:p><text:span text:style-name="T7">12:00hs</text:span></text:p>
          </table:table-cell>
          <table:table-cell office:value-type="string" calcext:value-type="string">
            <text:p><text:span text:style-name="T4">11:30hs:</text:span></text:p>
            <text:p><text:span text:style-name="T4">Espacio de</text:span></text:p>
            <text:p><text:span text:style-name="T4">Juego</text:span></text:p>
            <text:p><text:span text:style-name="T7">12:00hs</text:span></text:p>
          </table:table-cell>
          <table:table-cell office:value-type="string" calcext:value-type="string">
            <text:p><text:span text:style-name="T4">11:30hs:</text:span></text:p>
            <text:p><text:span text:style-name="T4">Espacio de</text:span></text:p>
            <text:p><text:span text:style-name="T4">Juego</text:span></text:p>
            <text:p><text:span text:style-name="T7">12:00hs</text:span></text:p>
          </table:table-cell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 office:value-type="string" calcext:value-type="string">
            <text:p><text:span text:style-name="T4">11:30hs:</text:span></text:p>
            <text:p><text:span text:style-name="T4">Espacio de</text:span></text:p>
            <text:p><text:span text:style-name="T4">Juego</text:span></text:p>
            <text:p><text:span text:style-name="T7">12:00hs</text:span></text:p>
          </table:table-cell>
          <table:table-cell office:value-type="string" calcext:value-type="string">
            <text:p><text:span text:style-name="T4">11:30hs:</text:span></text:p>
            <text:p><text:span text:style-name="T4">Espacio de</text:span></text:p>
            <text:p><text:span text:style-name="T4">Juego</text:span></text:p>
            <text:p><text:span text:style-name="T7">12:00hs</text:span></text:p>
          </table:table-cell>
          <table:covered-table-cell/>
          <table:table-cell table:number-columns-repeated="7"/>
          <table:covered-table-cell/>
          <table:table-cell table:number-columns-repeated="6"/>
          <table:table-cell office:value-type="string" calcext:value-type="string">
            <text:p><text:span text:style-name="T4">11:00hs:Estudio/</text:span></text:p>
            <text:p><text:span text:style-name="T4">Trabajo o</text:span></text:p>
            <text:p><text:span text:style-name="T4"> Código Libre</text:span></text:p>
            <text:p><text:span text:style-name="T3">11:35hs</text:span></text:p>
          </table:table-cell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0:30hs</text:span></text:p>
          </table:table-cell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0:30hs</text:span></text:p>
          </table:table-cell>
          <table:table-cell/>
          <table:table-cell office:value-type="string" calcext:value-type="string">
            <text:p>09:30hs: </text:p>
            <text:p>Situaciones</text:p>
            <text:p>Especiales</text:p>
            <text:p><text:span text:style-name="T3">11:35hs</text:span></text:p>
          </table:table-cell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 table:number-columns-repeated="3"/>
          <table:table-cell table:style-name="Default"/>
          <table:covered-table-cell/>
          <table:table-cell table:number-columns-repeated="7"/>
          <table:covered-table-cell/>
        </table:table-row>
        <table:table-row table:style-name="ro11"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office:value-type="string" calcext:value-type="string">
            <text:p><text:span text:style-name="T4">11:30hs:Espacio</text:span></text:p>
            <text:p><text:span text:style-name="T4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<text:span text:style-name="T4">10:30hs:Estudio/</text:span></text:p>
            <text:p><text:span text:style-name="T4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4">10:30hs:Estudio/</text:span></text:p>
            <text:p><text:span text:style-name="T4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</table:table-row>
        <table:table-row table:style-name="ro13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</table:table-row>
        <table:table-row table:style-name="ro12"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style-name="Default"/>
          <table:table-cell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 o</text:span></text:p>
            <text:p><text:span text:style-name="T4"> Código Libre</text:span></text:p>
            <text:p><text:span text:style-name="T3">15:2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 o</text:span></text:p>
            <text:p><text:span text:style-name="T4"> Código Libre</text:span></text:p>
            <text:p><text:span text:style-name="T3">15:20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 o</text:span></text:p>
            <text:p><text:span text:style-name="T4"> Código Libre</text:span></text:p>
            <text:p><text:span text:style-name="T3">15:20hs</text:span></text:p>
          </table:table-cell>
          <table:table-cell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15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15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15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15hs</text:span></text:p>
          </table:table-cell>
          <table:table-cell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5:00hs: Galactic</text:p>
            <text:p>Gym</text:p>
            <text:p><text:span text:style-name="T3">17:30hs</text:span></text:p>
          </table:table-cell>
          <table:table-cell office:value-type="string" calcext:value-type="string">
            <text:p><text:span text:style-name="T4">14:30hs:</text:span></text:p>
            <text:p><text:span text:style-name="T4">Código</text:span></text:p>
            <text:p><text:span text:style-name="T4">Libre</text:span></text:p>
            <text:p><text:span text:style-name="T7">16:20hs</text:span></text:p>
          </table:table-cell>
          <table:table-cell office:value-type="string" calcext:value-type="string">
            <text:p><text:span text:style-name="T4">14:30hs:</text:span></text:p>
            <text:p><text:span text:style-name="T4">Código</text:span></text:p>
            <text:p><text:span text:style-name="T4">Libre</text:span></text:p>
            <text:p><text:span text:style-name="T7">15:30hs</text:span></text:p>
          </table:table-cell>
          <table:table-cell office:value-type="string" calcext:value-type="string">
            <text:p><text:span text:style-name="T4">14:30hs:</text:span></text:p>
            <text:p><text:span text:style-name="T4">Código</text:span></text:p>
            <text:p><text:span text:style-name="T4">Libre</text:span></text:p>
            <text:p><text:span text:style-name="T7">16:20hs</text:span></text:p>
          </table:table-cell>
          <table:table-cell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style-name="Default"/>
          <table:table-cell table:number-columns-repeated="4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 office:value-type="string" calcext:value-type="string">
            <text:p><text:span text:style-name="T4">14:30hs: </text:span></text:p>
            <text:p><text:span text:style-name="T4">Código Libre</text:span></text:p>
            <text:p><text:span text:style-name="T7">16:50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/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4:30hs:Baño</text:p>
            <text:p><text:span text:style-name="T3">16:00hs</text:span></text:p>
          </table:table-cell>
          <table:table-cell office:value-type="string" calcext:value-type="string">
            <text:p><text:span text:style-name="T4">14:30hs:</text:span></text:p>
            <text:p><text:span text:style-name="T4">Código Libre</text:span></text:p>
            <text:p><text:span text:style-name="T7">15:30hs</text:span></text:p>
          </table:table-cell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15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7">16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4:30hs:Baño</text:p>
            <text:p><text:span text:style-name="T3">16:00hs</text:span></text:p>
          </table:table-cell>
          <table:table-cell table:number-columns-repeated="3"/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4:30hs:Baño</text:p>
            <text:p><text:span text:style-name="T3">15:30hs</text:span></text:p>
          </table:table-cell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15:55hs</text:span></text:p>
          </table:table-cell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-15:30hs</text:span></text:p>
          </table:table-cell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15:1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-15:30hs</text:span></text:p>
          </table:table-cell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15:55hs</text:span></text:p>
          </table:table-cell>
          <table:table-cell office:value-type="string" calcext:value-type="string">
            <text:p><text:span text:style-name="T4">14:30hs:Galactic</text:span></text:p>
            <text:p><text:span text:style-name="T4">Gym</text:span></text:p>
            <text:p><text:span text:style-name="T3">16:00hs</text:span></text:p>
          </table:table-cell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15:1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4:30hs:Baño</text:p>
            <text:p><text:span text:style-name="T3">15:30hs</text:span></text:p>
          </table:table-cell>
          <table:table-cell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/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number-columns-repeated="2"/>
          <table:table-cell office:value-type="string" calcext:value-type="string">
            <text:p>14:30hs:Baño</text:p>
            <text:p><text:span text:style-name="T3">16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3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4:30hs:Baño</text:p>
            <text:p><text:span text:style-name="T3">15:30hs</text:span></text:p>
          </table:table-cell>
          <table:table-cell table:number-columns-repeated="3"/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/>
          <table:table-cell office:value-type="string" calcext:value-type="string">
            <text:p>14:30hs:Baño</text:p>
            <text:p><text:span text:style-name="T3">16:00hs</text:span></text:p>
          </table:table-cell>
          <table:table-cell/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<text:span text:style-name="T4">14:30hs:Baño</text:span></text:p>
            <text:p><text:span text:style-name="T3">15:30hs</text:span></text:p>
          </table:table-cell>
          <table:table-cell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/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number-columns-repeated="2"/>
          <table:table-cell office:value-type="string" calcext:value-type="string">
            <text:p>14:30hs:Baño</text:p>
            <text:p><text:span text:style-name="T3">16:00hs</text:span></text:p>
          </table:table-cell>
          <table:table-cell/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</table:table-row>
        <table:table-row table:style-name="ro12">
          <table:table-cell table:number-columns-repeated="7"/>
          <table:covered-table-cell/>
          <table:table-cell table:number-columns-repeated="2"/>
          <table:table-cell office:value-type="string" calcext:value-type="string">
            <text:p>15:20hs:</text:p>
            <text:p>Espacio de</text:p>
            <text:p>Juego</text:p>
            <text:p><text:span text:style-name="T3">16:00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3">14:30hs</text:span></text:p>
          </table:table-cell>
          <table:table-cell/>
          <table:table-cell office:value-type="string" calcext:value-type="string">
            <text:p>15:20hs:</text:p>
            <text:p>Espacio de</text:p>
            <text:p>Juego</text:p>
            <text:p><text:span text:style-name="T3">14:30hs</text:span></text:p>
          </table:table-cell>
          <table:table-cell/>
          <table:covered-table-cell/>
          <table:table-cell/>
          <table:table-cell table:style-name="ce48" office:value-type="string" calcext:value-type="string">
            <text:p><text:span text:style-name="T4">15:30hs:Estudio/</text:span></text:p>
            <text:p><text:span text:style-name="T4">Trabajo</text:span></text:p>
            <text:p><text:span text:style-name="T3">17:00hs</text:span></text:p>
          </table:table-cell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</text:p>
            <text:p>Código</text:p>
            <text:p>Libre</text:p>
            <text:p><text:span text:style-name="T3">17:00hs</text:span></text:p>
          </table:table-cell>
          <table:table-cell office:value-type="string" calcext:value-type="string">
            <text:p><text:span text:style-name="T4">17:30hs:Baño</text:span></text:p>
            <text:p><text:span text:style-name="T7">18:30hs</text:span></text:p>
          </table:table-cell>
          <table:table-cell office:value-type="string" calcext:value-type="string">
            <text:p><text:span text:style-name="T4">16:20hs:</text:span></text:p>
            <text:p><text:span text:style-name="T4">Espacio de</text:span></text:p>
            <text:p><text:span text:style-name="T4">Juego</text:span></text:p>
            <text:p><text:span text:style-name="T7">17:35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6:20hs:</text:span></text:p>
            <text:p><text:span text:style-name="T4">Espacio de</text:span></text:p>
            <text:p><text:span text:style-name="T4">Juego</text:span></text:p>
            <text:p><text:span text:style-name="T7">17:35hs</text:span></text:p>
          </table:table-cell>
          <table:table-cell/>
          <table:covered-table-cell/>
          <table:table-cell table:number-columns-repeated="4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4">15:30hs:</text:span></text:p>
            <text:p><text:span text:style-name="T4">Código Libre</text:span></text:p>
            <text:p><text:span text:style-name="T7">16:30hs</text:span></text:p>
          </table:table-cell>
          <table:table-cell office:value-type="string" calcext:value-type="string">
            <text:p><text:span text:style-name="T4">16:00hs:</text:span></text:p>
            <text:p><text:span text:style-name="T4">Código Libre</text:span></text:p>
            <text:p><text:span text:style-name="T7">17:00hs</text:span></text:p>
          </table:table-cell>
          <table:table-cell office:value-type="string" calcext:value-type="string">
            <text:p><text:span text:style-name="T4">15:30hs:</text:span></text:p>
            <text:p><text:span text:style-name="T4">Espacio de</text:span></text:p>
            <text:p><text:span text:style-name="T4">Juego</text:span></text:p>
            <text:p><text:span text:style-name="T7">17:35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6:30hs:</text:span></text:p>
            <text:p><text:span text:style-name="T4">Código Libre</text:span></text:p>
            <text:p><text:span text:style-name="T7">17:30hs-</text:span></text:p>
          </table:table-cell>
          <table:table-cell/>
          <table:covered-table-cell/>
          <table:table-cell table:number-columns-repeated="4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0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4">15:30hs:Estudio/</text:span></text:p>
            <text:p><text:span text:style-name="T4">trabajo</text:span></text:p>
            <text:p><text:span text:style-name="T7">17:00hs</text:span></text:p>
          </table:table-cell>
          <table:table-cell office:value-type="string" calcext:value-type="string">
            <text:p><text:span text:style-name="T4">15:30hs:Estudio/</text:span></text:p>
            <text:p><text:span text:style-name="T4">trabajo</text:span></text:p>
            <text:p><text:span text:style-name="T7">-17:00hs-</text:span></text:p>
          </table:table-cell>
          <table:table-cell office:value-type="string" calcext:value-type="string">
            <text:p><text:span text:style-name="T4">15:55hs:Estudio/</text:span></text:p>
            <text:p><text:span text:style-name="T4">trabajo</text:span></text:p>
            <text:p><text:span text:style-name="T7">17:35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5:10hs:Estudio/</text:span></text:p>
            <text:p><text:span text:style-name="T4">trabajo</text:span></text:p>
            <text:p><text:span text:style-name="T7">-16:4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5:55hs:Estudio/</text:span></text:p>
            <text:p><text:span text:style-name="T4">trabajo</text:span></text:p>
            <text:p><text:span text:style-name="T7">17:35hs</text:span></text:p>
          </table:table-cell>
          <table:table-cell office:value-type="string" calcext:value-type="string">
            <text:p><text:span text:style-name="T4">15:30hs:Baño</text:span></text:p>
            <text:p><text:span text:style-name="T9">-17:00hs-</text:span></text:p>
          </table:table-cell>
          <table:table-cell office:value-type="string" calcext:value-type="string">
            <text:p><text:span text:style-name="T4">15:10hs:Estudio/</text:span></text:p>
            <text:p><text:span text:style-name="T4">trabajo</text:span></text:p>
            <text:p><text:span text:style-name="T7">-16:40hs</text:span></text:p>
          </table:table-cell>
          <table:table-cell/>
          <table:covered-table-cell/>
          <table:table-cell table:number-columns-repeated="4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4"/>
          <table:covered-table-cell/>
        </table:table-row>
        <table:table-row table:style-name="ro12"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 table:number-columns-repeated="4"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<text:span text:style-name="T4">18:30hs:</text:span></text:p>
            <text:p><text:span text:style-name="T4">Código</text:span></text:p>
            <text:p><text:span text:style-name="T4">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8:00hs:Espacio</text:span></text:p>
            <text:p><text:span text:style-name="T4">para proyecto</text:span></text:p>
            <text:p><text:span text:style-name="T3">20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6:30hs:</text:span></text:p>
            <text:p><text:span text:style-name="T4">Código Libre</text:span></text:p>
            <text:p><text:span text:style-name="T7">17:30hs</text:span></text:p>
          </table:table-cell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table:number-columns-repeated="2"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6:30hs:</text:span></text:p>
            <text:p><text:span text:style-name="T4">Código Libre </text:span></text:p>
            <text:p><text:span text:style-name="T7">-17:50hs-</text:span></text:p>
          </table:table-cell>
          <table:table-cell office:value-type="string" calcext:value-type="string">
            <text:p><text:span text:style-name="T4">16:40hs:</text:span></text:p>
            <text:p><text:span text:style-name="T4">Código Libre 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<text:span text:style-name="T4">16:30hs:</text:span></text:p>
            <text:p><text:span text:style-name="T4">Código Libre </text:span></text:p>
            <text:p><text:span text:style-name="T7">-17:50hs-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6:40hs:</text:span></text:p>
            <text:p><text:span text:style-name="T4">Código Libre 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table:number-columns-repeated="3"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table:number-columns-repeated="3"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</table:table-row>
        <table:table-row table:style-name="ro12">
          <table:table-cell table:number-columns-repeated="7"/>
          <table:table-cell table:style-name="ce60" table:number-columns-spanned="1" table:number-rows-spanned="4"/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table:style-name="ce60" table:number-columns-spanned="1" table:number-rows-spanned="4"/>
          <table:table-cell table:number-columns-repeated="3"/>
          <table:table-cell office:value-type="string" calcext:value-type="string">
            <text:p><text:span text:style-name="T4">18:00hs:Espacio</text:span></text:p>
            <text:p><text:span text:style-name="T4">para proyecto</text:span></text:p>
            <text:p><text:span text:style-name="T3">20:00hs</text:span></text:p>
          </table:table-cell>
          <table:table-cell office:value-type="string" calcext:value-type="string">
            <text:p><text:span text:style-name="T4">18:00hs:Espacio</text:span></text:p>
            <text:p><text:span text:style-name="T4">para proyecto</text:span></text:p>
            <text:p><text:span text:style-name="T3">20:00hs</text:span></text:p>
          </table:table-cell>
          <table:table-cell table:number-columns-repeated="2"/>
          <table:table-cell table:style-name="ce60" table:number-columns-spanned="1" table:number-rows-spanned="4"/>
          <table:table-cell/>
          <table:table-cell office:value-type="string" calcext:value-type="string">
            <text:p>18:00hs:</text:p>
            <text:p><text:span text:style-name="T4">Estudio/</text:span></text:p>
            <text:p><text:span text:style-name="T4">Trabajo</text:span></text:p>
            <text:p><text:span text:style-name="T7">20:40hs</text:span></text:p>
          </table:table-cell>
          <table:table-cell office:value-type="string" calcext:value-type="string">
            <text:p><text:span text:style-name="T4">20:20hs:</text:span></text:p>
            <text:p><text:span text:style-name="T4">Estudio/</text:span></text:p>
            <text:p><text:span text:style-name="T4">Trabajo</text:span></text:p>
            <text:p><text:span text:style-name="T7">23:00hs</text:span></text:p>
          </table:table-cell>
          <table:table-cell office:value-type="string" calcext:value-type="string">
            <text:p><text:span text:style-name="T4">18:00hs:Espacio</text:span></text:p>
            <text:p><text:span text:style-name="T4">para proyecto</text:span></text:p>
            <text:p><text:span text:style-name="T3">20:00hs</text:span></text:p>
          </table:table-cell>
          <table:table-cell office:value-type="string" calcext:value-type="string">
            <text:p><text:span text:style-name="T4">18:00hs:</text:span></text:p>
            <text:p><text:span text:style-name="T4">Estudio/</text:span></text:p>
            <text:p><text:span text:style-name="T4">Trabajo</text:span></text:p>
            <text:p><text:span text:style-name="T7">20:40hs</text:span></text:p>
          </table:table-cell>
          <table:table-cell office:value-type="string" calcext:value-type="string">
            <text:p><text:span text:style-name="T4">18:00hs:</text:span></text:p>
            <text:p><text:span text:style-name="T4">Estudio/</text:span></text:p>
            <text:p><text:span text:style-name="T4">Trabajo</text:span></text:p>
            <text:p><text:span text:style-name="T7">20:40hs</text:span></text:p>
          </table:table-cell>
          <table:table-cell/>
          <table:table-cell table:style-name="ce60" table:number-columns-spanned="1" table:number-rows-spanned="4"/>
          <table:table-cell table:number-columns-repeated="7"/>
          <table:table-cell table:style-name="ce60" table:number-columns-spanned="1" table:number-rows-spanned="4"/>
          <table:table-cell/>
          <table:table-cell office:value-type="string" calcext:value-type="string">
            <text:p>18:00hs: </text:p>
            <text:p>Código Libre</text:p>
            <text:p><text:span text:style-name="T3">20:20hs</text:span></text:p>
          </table:table-cell>
          <table:table-cell office:value-type="string" calcext:value-type="string">
            <text:p><text:span text:style-name="T4">18:00hs: </text:span></text:p>
            <text:p><text:span text:style-name="T4">Código Libre</text:span></text:p>
            <text:p><text:span text:style-name="T7">20:20hs</text:span></text:p>
          </table:table-cell>
          <table:table-cell office:value-type="string" calcext:value-type="string">
            <text:p><text:span text:style-name="T4">18:00hs:Espacio</text:span></text:p>
            <text:p><text:span text:style-name="T4">para proyecto</text:span></text:p>
            <text:p><text:span text:style-name="T3">20:00hs</text:span></text:p>
          </table:table-cell>
          <table:table-cell office:value-type="string" calcext:value-type="string">
            <text:p><text:span text:style-name="T4">20:00hs:Ducha</text:span></text:p>
            <text:p><text:span text:style-name="T7">21:00hs</text:span></text:p>
          </table:table-cell>
          <table:table-cell office:value-type="string" calcext:value-type="string">
            <text:p><text:span text:style-name="T4">18:00hs: </text:span></text:p>
            <text:p><text:span text:style-name="T4">Código Libre</text:span></text:p>
            <text:p><text:span text:style-name="T7">20:20hs</text:span></text:p>
          </table:table-cell>
          <table:table-cell/>
          <table:table-cell table:style-name="ce60" table:number-columns-spanned="1" table:number-rows-spanned="4"/>
          <table:table-cell/>
          <table:table-cell office:value-type="string" calcext:value-type="string">
            <text:p><text:span text:style-name="T4">18:00hs:Estudio/</text:span></text:p>
            <text:p><text:span text:style-name="T4">Trabajo</text:span></text:p>
            <text:p><text:span text:style-name="T7">20:00hs</text:span></text:p>
          </table:table-cell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3">20:00hs</text:span></text:p>
          </table:table-cell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/>
          <table:table-cell table:style-name="ce60" table:number-columns-spanned="1" table:number-rows-spanned="4"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/>
          <table:table-cell table:style-name="ce60" table:number-columns-spanned="1" table:number-rows-spanned="4"/>
          <table:table-cell/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/>
          <table:table-cell table:style-name="ce60" table:number-columns-spanned="1" table:number-rows-spanned="4"/>
          <table:table-cell table:number-columns-repeated="2"/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/>
          <table:table-cell table:style-name="ce60" table:number-columns-spanned="1" table:number-rows-spanned="4"/>
          <table:table-cell table:number-columns-repeated="2"/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/>
          <table:table-cell table:style-name="ce60" table:number-columns-spanned="1" table:number-rows-spanned="4"/>
          <table:table-cell table:number-columns-repeated="2"/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/>
          <table:table-cell table:style-name="ce60" table:number-columns-spanned="1" table:number-rows-spanned="4"/>
          <table:table-cell table:number-columns-repeated="3"/>
          <table:table-cell table:style-name="ce21"/>
          <table:table-cell/>
          <table:table-cell office:value-type="string" calcext:value-type="string">
            <text:p>16:00hs:</text:p>
            <text:p>Merienda</text:p>
            <text:p>Tranquila</text:p>
            <text:p><text:span text:style-name="T3">17:30hs</text:span></text:p>
          </table:table-cell>
          <table:table-cell/>
          <table:table-cell table:style-name="ce60" table:number-columns-spanned="1" table:number-rows-spanned="4"/>
          <table:table-cell table:number-columns-repeated="2"/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6:00hs:</text:p>
            <text:p>Merienda</text:p>
            <text:p>Tranquila</text:p>
            <text:p><text:span text:style-name="T3">17:30hs</text:span></text:p>
          </table:table-cell>
          <table:table-cell/>
          <table:table-cell table:style-name="ce60" table:number-columns-spanned="1" table:number-rows-spanned="4"/>
          <table:table-cell table:number-columns-repeated="3"/>
          <table:table-cell table:style-name="ce21"/>
          <table:table-cell/>
          <table:table-cell office:value-type="string" calcext:value-type="string">
            <text:p>16:00hs:</text:p>
            <text:p>Merienda</text:p>
            <text:p>Tranquila</text:p>
            <text:p><text:span text:style-name="T3">17:30hs</text:span></text:p>
          </table:table-cell>
          <table:table-cell/>
          <table:table-cell table:style-name="ce60" table:number-columns-spanned="1" table:number-rows-spanned="4"/>
          <table:table-cell table:number-columns-repeated="2"/>
          <table:table-cell table:style-name="ce21" table:number-columns-repeated="3"/>
          <table:table-cell office:value-type="string" calcext:value-type="string">
            <text:p>16:00hs:</text:p>
            <text:p>Merienda</text:p>
            <text:p>Tranquila</text:p>
            <text:p><text:span text:style-name="T3">17:30hs</text:span></text:p>
          </table:table-cell>
          <table:table-cell/>
          <table:table-cell table:style-name="ce60" table:number-columns-spanned="1" table:number-rows-spanned="4"/>
        </table:table-row>
        <table:table-row table:style-name="ro12"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4">20:00hs:</text:span></text:p>
            <text:p><text:span text:style-name="T4">Código</text:span></text:p>
            <text:p><text:span text:style-name="T4">Libre</text:span></text:p>
            <text:p><text:span text:style-name="T7">20:30hs</text:span></text:p>
          </table:table-cell>
          <table:table-cell office:value-type="string" calcext:value-type="string">
            <text:p>20:00hs:</text:p>
            <text:p><text:span text:style-name="T4">Código</text:span></text:p>
            <text:p><text:span text:style-name="T4">Libre</text:span></text:p>
            <text:p><text:span text:style-name="T7">20:30hs</text:span></text:p>
          </table:table-cell>
          <table:table-cell office:value-type="string" calcext:value-type="string">
            <text:p>20:00hs:</text:p>
            <text:p><text:span text:style-name="T4">Código</text:span></text:p>
            <text:p><text:span text:style-name="T4">Libre</text:span></text:p>
            <text:p><text:span text:style-name="T7">20:30hs</text:span></text:p>
          </table:table-cell>
          <table:table-cell office:value-type="string" calcext:value-type="string">
            <text:p>20:00hs:</text:p>
            <text:p><text:span text:style-name="T4">Código</text:span></text:p>
            <text:p><text:span text:style-name="T4">Libre</text:span></text:p>
            <text:p><text:span text:style-name="T7">20:30hs</text:span></text:p>
          </table:table-cell>
          <table:table-cell office:value-type="string" calcext:value-type="string">
            <text:p>20:00hs:</text:p>
            <text:p><text:span text:style-name="T4">Código</text:span></text:p>
            <text:p><text:span text:style-name="T4">Libre</text:span></text:p>
            <text:p><text:span text:style-name="T7">20:3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4">20:40hs:</text:span></text:p>
            <text:p><text:span text:style-name="T4">Espacio de</text:span></text:p>
            <text:p><text:span text:style-name="T4">Juego</text:span></text:p>
            <text:p><text:span text:style-name="T7">-Resto del día.</text:span></text:p>
          </table:table-cell>
          <table:table-cell office:value-type="string" calcext:value-type="string">
            <text:p><text:span text:style-name="T4">23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4">20:00hs:</text:span></text:p>
            <text:p><text:span text:style-name="T4">Estudio/</text:span></text:p>
            <text:p><text:span text:style-name="T4">Trabajo</text:span></text:p>
            <text:p><text:span text:style-name="T7">22:40hs</text:span></text:p>
          </table:table-cell>
          <table:table-cell office:value-type="string" calcext:value-type="string">
            <text:p><text:span text:style-name="T4">20:4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4">20:4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4">20:20hs:</text:span></text:p>
            <text:p><text:span text:style-name="T4">Estudio/</text:span></text:p>
            <text:p><text:span text:style-name="T4">Trabajo</text:span></text:p>
            <text:p><text:span text:style-name="T7">22:40hs</text:span></text:p>
          </table:table-cell>
          <table:table-cell office:value-type="string" calcext:value-type="string">
            <text:p>20:00hs:Baño</text:p>
            <text:p><text:span text:style-name="T3">21:00hs</text:span></text:p>
          </table:table-cell>
          <table:table-cell office:value-type="string" calcext:value-type="string">
            <text:p><text:span text:style-name="T4">20:00hs:</text:span></text:p>
            <text:p><text:span text:style-name="T4">Estudio/</text:span></text:p>
            <text:p><text:span text:style-name="T4">Trabajo</text:span></text:p>
            <text:p><text:span text:style-name="T7">22;20hs-</text:span></text:p>
          </table:table-cell>
          <table:table-cell office:value-type="string" calcext:value-type="string">
            <text:p><text:span text:style-name="T4">21:00hs: </text:span></text:p>
            <text:p><text:span text:style-name="T4">Código Libre</text:span></text:p>
            <text:p><text:span text:style-name="T7">23:20hs</text:span></text:p>
          </table:table-cell>
          <table:table-cell office:value-type="string" calcext:value-type="string">
            <text:p><text:span text:style-name="T4">20:20hs:</text:span></text:p>
            <text:p><text:span text:style-name="T4">Estudio/</text:span></text:p>
            <text:p><text:span text:style-name="T4">Trabajo</text:span></text:p>
            <text:p><text:span text:style-name="T7">22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4">20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1:20hs</text:span></text:p>
          </table:table-cell>
          <table:table-cell office:value-type="string" calcext:value-type="string">
            <text:p><text:span text:style-name="T4">19:3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35hs:</text:p>
            <text:p>Reflexión</text:p>
            <text:p><text:span text:style-name="T3">21:00hs</text:span></text:p>
          </table:table-cell>
          <table:table-cell office:value-type="string" calcext:value-type="string">
            <text:p>20:35hs:</text:p>
            <text:p>Reflexión</text:p>
            <text:p><text:span text:style-name="T3">21:00hs</text:span></text:p>
          </table:table-cell>
          <table:table-cell office:value-type="string" calcext:value-type="string">
            <text:p>20:35hs:</text:p>
            <text:p>Reflexión</text:p>
            <text:p><text:span text:style-name="T3">21:0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19:3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<text:span text:style-name="T4">19:3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</table:table-row>
        <table:table-row table:style-name="ro12"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3">21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table:style-name="ce21"/>
          <table:table-cell office:value-type="string" calcext:value-type="string">
            <text:p><text:span text:style-name="T4">22:4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/>
          <table:table-cell office:value-type="string" calcext:value-type="string">
            <text:p><text:span text:style-name="T4">21:00hs:Ducha</text:span></text:p>
            <text:p><text:span text:style-name="T7">2100hs</text:span></text:p>
          </table:table-cell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4">21:00hs:</text:span></text:p>
            <text:p><text:span text:style-name="T4">Estudio/</text:span></text:p>
            <text:p><text:span text:style-name="T4">Trabajo</text:span></text:p>
            <text:p><text:span text:style-name="T7">23:20hs</text:span></text:p>
          </table:table-cell>
          <table:table-cell/>
          <table:table-cell office:value-type="string" calcext:value-type="string">
            <text:p><text:span text:style-name="T4">23:20hs:</text:span></text:p>
            <text:p><text:span text:style-name="T4">Estudio/</text:span></text:p>
            <text:p><text:span text:style-name="T4">Trabajo</text:span></text:p>
            <text:p><text:span text:style-name="T7">01:10hs</text:span></text:p>
          </table:table-cell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4">22:20hs:Estudio/</text:span></text:p>
            <text:p><text:span text:style-name="T4">Trabajo</text:span></text:p>
            <text:p><text:span text:style-name="T7">00:20hs</text:span></text:p>
          </table:table-cell>
          <table:table-cell office:value-type="string" calcext:value-type="string">
            <text:p><text:span text:style-name="T4">22:20hs:Estudio/</text:span></text:p>
            <text:p><text:span text:style-name="T4">Trabajo</text:span></text:p>
            <text:p><text:span text:style-name="T7">00:20hs</text:span></text:p>
          </table:table-cell>
          <table:table-cell office:value-type="string" calcext:value-type="string">
            <text:p><text:span text:style-name="T4">22:20hs:Estudio/</text:span></text:p>
            <text:p><text:span text:style-name="T4">Trabajo</text:span></text:p>
            <text:p><text:span text:style-name="T7">00:20hs</text:span></text:p>
          </table:table-cell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3">18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17:30hs:Regar el</text:p>
            <text:p>Jardín</text:p>
            <text:p><text:span text:style-name="T3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3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3">18:00hs</text:span></text:p>
          </table:table-cell>
          <table:table-cell/>
          <table:covered-table-cell/>
        </table:table-row>
        <table:table-row table:style-name="ro8">
          <table:table-cell table:number-columns-repeated="2"/>
          <table:table-cell office:value-type="string" calcext:value-type="string">
            <text:p>20:00hs:Baño</text:p>
            <text:p><text:span text:style-name="T3">2100hs</text:span></text:p>
          </table:table-cell>
          <table:table-cell/>
          <table:table-cell table:style-name="Default"/>
          <table:table-cell table:number-columns-repeated="2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20:30hs:Baño</text:p>
            <text:p><text:span text:style-name="T3">22:00hs</text:span></text:p>
          </table:table-cell>
          <table:table-cell table:number-columns-repeated="4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3">210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<text:span text:style-name="T4">21:4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/>
          <table:table-cell office:value-type="string" calcext:value-type="string">
            <text:p>20:00hs:</text:p>
            <text:p>Espacio de</text:p>
            <text:p>Juego</text:p>
            <text:p><text:span text:style-name="T3">Resto del día</text:span></text:p>
          </table:table-cell>
          <table:table-cell/>
          <table:table-cell office:value-type="string" calcext:value-type="string">
            <text:p>22:40hs:</text:p>
            <text:p>Espacio de</text:p>
            <text:p>Juego</text:p>
            <text:p><text:span text:style-name="T3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<text:span text:style-name="T4">22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21"/>
          <table:table-cell/>
          <table:covered-table-cell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21"/>
          <table:table-cell/>
          <table:covered-table-cell/>
        </table:table-row>
        <table:table-row table:style-name="ro5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2"/>
          <table:covered-table-cell table:style-name="ce32" office:value-type="string" calcext:value-type="string">
            <text:p>2100hs</text:p>
          </table:covered-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</table:table-row>
        <table:table-row table:style-name="ro11"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2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2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2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2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/>
          <table:table-cell table:style-name="ce10"/>
          <table:table-cell table:style-name="ce19" table:number-columns-repeated="5"/>
          <table:table-cell table:style-name="ce29"/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2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/>
          <table:table-cell table:style-name="ce10" office:value-type="string" calcext:value-type="string">
            <text:p><text:span text:style-name="T4">23:30hs</text:span></text:p>
            <text:p><text:span text:style-name="T4">-</text:span></text:p>
            <text:p><text:span text:style-name="T4">02:0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29" office:value-type="string" calcext:value-type="string">
            <text:p>23:30hs</text:p>
            <text:p>-</text:p>
            <text:p>02:00hs</text:p>
          </table:table-cell>
          <table:table-cell/>
          <table:table-cell table:style-name="ce10"/>
          <table:table-cell table:style-name="ce19" table:number-columns-repeated="5"/>
          <table:table-cell table:style-name="ce29"/>
          <table:table-cell/>
          <table:table-cell table:style-name="ce10" office:value-type="string" calcext:value-type="string">
            <text:p><text:span text:style-name="T4">22:30hs</text:span></text:p>
            <text:p><text:span text:style-name="T4">-</text:span></text:p>
            <text:p><text:span text:style-name="T4">01:00hs</text:span>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29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4">22:30hs</text:span></text:p>
            <text:p><text:span text:style-name="T4">-</text:span></text:p>
            <text:p><text:span text:style-name="T4">01:00hs</text:span>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29" office:value-type="string" calcext:value-type="string">
            <text:p>22:30hs</text:p>
            <text:p>-</text:p>
            <text:p>01:00hs</text:p>
          </table:table-cell>
          <table:table-cell/>
          <table:table-cell table:style-name="ce10"/>
          <table:table-cell table:style-name="ce19" table:number-columns-repeated="5"/>
          <table:table-cell table:style-name="ce29"/>
          <table:table-cell/>
          <table:table-cell table:style-name="ce10"/>
          <table:table-cell table:style-name="ce19" table:number-columns-repeated="5"/>
          <table:table-cell table:style-name="ce29"/>
          <table:table-cell/>
          <table:table-cell table:style-name="ce10"/>
          <table:table-cell table:style-name="ce19" table:number-columns-repeated="5"/>
          <table:table-cell table:style-name="ce29"/>
          <table:table-cell/>
          <table:table-cell table:style-name="ce10"/>
          <table:table-cell table:style-name="ce19" table:number-columns-repeated="5"/>
          <table:table-cell table:style-name="ce29"/>
          <table:table-cell/>
          <table:table-cell table:style-name="ce10"/>
          <table:table-cell table:style-name="ce19" table:number-columns-repeated="5"/>
          <table:table-cell table:style-name="ce29"/>
          <table:table-cell/>
          <table:table-cell table:style-name="ce10"/>
          <table:table-cell table:style-name="ce19" table:number-columns-repeated="5"/>
          <table:table-cell table:style-name="ce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4">00/00/0000</text:date>, <text:time style:data-style-name="N2" text:time-value="03:40:36.266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3T22:08:20.340881953</meta:creation-date>
    <dc:date>2022-03-24T04:28:42.434000000</dc:date>
    <meta:editing-duration>PT51M54S</meta:editing-duration>
    <meta:editing-cycles>13</meta:editing-cycles>
    <meta:generator>LibreOffice/7.3.1.3$Windows_X86_64 LibreOffice_project/a69ca51ded25f3eefd52d7bf9a5fad8c90b87951</meta:generator>
    <meta:document-statistic meta:table-count="1" meta:cell-count="2909" meta:object-count="10"/>
  </office:meta>
</office:document-meta>
</file>